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1.8744in"/>
    </style:style>
    <style:style style:name="co5" style:family="table-column">
      <style:table-column-properties fo:break-before="auto" style:column-width="5.3984in"/>
    </style:style>
    <style:style style:name="co6" style:family="table-column">
      <style:table-column-properties fo:break-before="auto" style:column-width="7.6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>
            <text:p>comment_nb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visited</text:p>
          </table:table-cell>
          <table:table-cell table:style-name="ce1" office:value-type="string">
            <text:p>pub_dat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" office:value-type="string">
            <text:p>déjà visité</text:p>
          </table:table-cell>
          <table:table-cell office:value-type="string">
            <text:p>2015-01-29T11:20:22+01:00</text:p>
          </table:table-cell>
          <table:table-cell office:value-type="string">
            <text:p>Sortie de pfSense 2.2, distribution routeur/par-feu sur base FreeBSD</text:p>
          </table:table-cell>
          <table:table-cell office:value-type="string">
            <text:p>https://linuxfr.org/news/sortie-de-pfsense-2-2-distribution-routeur-par-feu-sur-base-freebsd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1" office:value-type="string">
            <text:p>déjà visité</text:p>
          </table:table-cell>
          <table:table-cell office:value-type="string">
            <text:p>2015-01-29T08:41:00+01:00</text:p>
          </table:table-cell>
          <table:table-cell office:value-type="string">
            <text:p>Jorani passe la troisième</text:p>
          </table:table-cell>
          <table:table-cell office:value-type="string">
            <text:p>https://linuxfr.org/news/jorani-passe-la-troisieme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n visité</text:p>
          </table:table-cell>
          <table:table-cell office:value-type="string">
            <text:p>2015-01-28T22:22:24+01:00</text:p>
          </table:table-cell>
          <table:table-cell office:value-type="string">
            <text:p>Prochains meetup Linux embarqué et Android à Toulouse de janvier à mars 2015</text:p>
          </table:table-cell>
          <table:table-cell office:value-type="string">
            <text:p>https://linuxfr.org/news/prochains-meetup-linux-embarque-et-android-a-toulouse-de-janvier-a-mars-2015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table:style-name="ce1" office:value-type="string">
            <text:p>déjà visité</text:p>
          </table:table-cell>
          <table:table-cell office:value-type="string">
            <text:p>2015-01-28T09:44:35+01:00</text:p>
          </table:table-cell>
          <table:table-cell office:value-type="string">
            <text:p>Sortie de Coq 8.5 bêta, un assistant de preuve formelle</text:p>
          </table:table-cell>
          <table:table-cell office:value-type="string">
            <text:p>https://linuxfr.org/news/sortie-de-coq-8-5-beta-un-assistant-de-preuve-formelle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on visité</text:p>
          </table:table-cell>
          <table:table-cell office:value-type="string">
            <text:p>2015-01-28T09:43:46+01:00</text:p>
          </table:table-cell>
          <table:table-cell office:value-type="string">
            <text:p>Atelier Musique Assistée par Ordinateur le 14 mars 2015 à Argenteuil</text:p>
          </table:table-cell>
          <table:table-cell office:value-type="string">
            <text:p>https://linuxfr.org/news/atelier-musique-assistee-par-ordinateur-le-14-mars-2015-a-argenteuil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non visité</text:p>
          </table:table-cell>
          <table:table-cell office:value-type="string">
            <text:p>2015-01-28T00:03:04+01:00</text:p>
          </table:table-cell>
          <table:table-cell office:value-type="string">
            <text:p>Musique libre : Moquettes&amp;Tapis par Sebkha-Chott</text:p>
          </table:table-cell>
          <table:table-cell office:value-type="string">
            <text:p>https://linuxfr.org/news/musique-libre-moquettes-tapis-par-sebkha-chott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string">
            <text:p>non visité</text:p>
          </table:table-cell>
          <table:table-cell office:value-type="string">
            <text:p>2015-01-27T10:19:47+01:00</text:p>
          </table:table-cell>
          <table:table-cell office:value-type="string">
            <text:p>Mettre en place un serveur Jabber avec du TLS et du Forward Secrecy</text:p>
          </table:table-cell>
          <table:table-cell office:value-type="string">
            <text:p>https://linuxfr.org/news/mettre-en-place-un-serveur-jabber-avec-du-tls-et-du-forward-secrecy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non visité</text:p>
          </table:table-cell>
          <table:table-cell office:value-type="string">
            <text:p>2015-01-27T09:11:23+01:00</text:p>
          </table:table-cell>
          <table:table-cell office:value-type="string">
            <text:p>Revue de presse de l'April pour la semaine 4 de l'année 2015</text:p>
          </table:table-cell>
          <table:table-cell office:value-type="string">
            <text:p>https://linuxfr.org/news/revue-de-presse-de-l-april-pour-la-semaine-4-de-l-annee-2015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non visité</text:p>
          </table:table-cell>
          <table:table-cell office:value-type="string">
            <text:p>2015-01-27T08:26:17+01:00</text:p>
          </table:table-cell>
          <table:table-cell office:value-type="string">
            <text:p>FOSDEM 2015 ce week-end du 31 janvier à Bruxelles</text:p>
          </table:table-cell>
          <table:table-cell office:value-type="string">
            <text:p>https://linuxfr.org/news/fosdem-2015-ce-week-end-du-31-janvier-a-bruxelles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non visité</text:p>
          </table:table-cell>
          <table:table-cell office:value-type="string">
            <text:p>2015-01-24T18:05:11+01:00</text:p>
          </table:table-cell>
          <table:table-cell office:value-type="string">
            <text:p>Sortie de vera++ 1.3.0</text:p>
          </table:table-cell>
          <table:table-cell office:value-type="string">
            <text:p>https://linuxfr.org/news/sortie-de-vera-1-3-0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string">
            <text:p>non visité</text:p>
          </table:table-cell>
          <table:table-cell office:value-type="string">
            <text:p>2015-01-24T17:55:15+01:00</text:p>
          </table:table-cell>
          <table:table-cell office:value-type="string">
            <text:p>Le langage Rust en version 1.0 alpha, on arrête de tout casser !</text:p>
          </table:table-cell>
          <table:table-cell office:value-type="string">
            <text:p>https://linuxfr.org/news/le-langage-rust-en-version-1-0-alpha-on-arrete-de-tout-casser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non visité</text:p>
          </table:table-cell>
          <table:table-cell office:value-type="string">
            <text:p>2015-01-24T10:49:16+01:00</text:p>
          </table:table-cell>
          <table:table-cell office:value-type="string">
            <text:p>1er festival du domaine public, du 16 au 31 janvier 2015 à Paris</text:p>
          </table:table-cell>
          <table:table-cell office:value-type="string">
            <text:p>https://linuxfr.org/news/1er-festival-du-domaine-public-du-16-au-31-janvier-2015-a-pari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5-01-23T14:34:10+01:00</text:p>
          </table:table-cell>
          <table:table-cell office:value-type="string">
            <text:p>Repas du Libre le 27 janvier 2015 à Toulouse</text:p>
          </table:table-cell>
          <table:table-cell office:value-type="string">
            <text:p>https://linuxfr.org/news/repas-du-libre-le-27-janvier-2015-a-toulouse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non visité</text:p>
          </table:table-cell>
          <table:table-cell office:value-type="string">
            <text:p>2015-01-23T12:35:21+01:00</text:p>
          </table:table-cell>
          <table:table-cell office:value-type="string">
            <text:p>CodevTT v1.0.2 - Suivi d'activité et gestion de projet avec MantisBT</text:p>
          </table:table-cell>
          <table:table-cell office:value-type="string">
            <text:p>https://linuxfr.org/news/codevtt-v1-0-2-suivi-d-activite-et-gestion-de-projet-avec-mantisbt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non visité</text:p>
          </table:table-cell>
          <table:table-cell office:value-type="string">
            <text:p>2015-01-22T12:50:12+01:00</text:p>
          </table:table-cell>
          <table:table-cell office:value-type="string">
            <text:p>Meetup : Les bonnes pratiques de MariaDB le 29 janvier 2015 chez Mozilla Paris</text:p>
          </table:table-cell>
          <table:table-cell office:value-type="string">
            <text:p>https://linuxfr.org/news/meetup-les-bonnes-pratiques-de-mariadb-le-29-janvier-2015-chez-mozilla-paris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5-01-21T16:38:12+01:00</text:p>
          </table:table-cell>
          <table:table-cell office:value-type="string">
            <text:p>Apéro Python à Lyon le 28 janvier 2015</text:p>
          </table:table-cell>
          <table:table-cell office:value-type="string">
            <text:p>https://linuxfr.org/news/apero-python-a-lyon-le-28-janvier-2015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non visité</text:p>
          </table:table-cell>
          <table:table-cell office:value-type="string">
            <text:p>2015-01-21T16:00:06+01:00</text:p>
          </table:table-cell>
          <table:table-cell office:value-type="string">
            <text:p>Revue de presse de l'April pour la semaine 3 de l'année 2015</text:p>
          </table:table-cell>
          <table:table-cell office:value-type="string">
            <text:p>https://linuxfr.org/news/revue-de-presse-de-l-april-pour-la-semaine-3-de-l-annee-2015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non visité</text:p>
          </table:table-cell>
          <table:table-cell office:value-type="string">
            <text:p>2015-01-20T00:41:27+01:00</text:p>
          </table:table-cell>
          <table:table-cell office:value-type="string">
            <text:p>Install-Party Linux et Logiciels Libres à la Médiathèque de Teyran le 24 janvier 2015</text:p>
          </table:table-cell>
          <table:table-cell office:value-type="string">
            <text:p>https://linuxfr.org/news/install-party-linux-et-logiciels-libres-a-la-mediatheque-de-teyran-le-24-janvier-2015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5-01-19T14:06:33+01:00</text:p>
          </table:table-cell>
          <table:table-cell office:value-type="string">
            <text:p>Install Party GNU/Linux le 31 Janvier 2015 à Marseille</text:p>
          </table:table-cell>
          <table:table-cell office:value-type="string">
            <text:p>https://linuxfr.org/news/install-party-gnu-linux-le-31-janvier-2015-a-marseille-04c0ac08-24e9-4358-a1d8-d58b6f62d4fe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non visité</text:p>
          </table:table-cell>
          <table:table-cell office:value-type="string">
            <text:p>2015-01-18T12:08:00+01:00</text:p>
          </table:table-cell>
          <table:table-cell office:value-type="string">
            <text:p>pkgsrc 2014Q4 est disponible</text:p>
          </table:table-cell>
          <table:table-cell office:value-type="string">
            <text:p>https://linuxfr.org/news/pkgsrc-2014q4-est-disponible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non visité</text:p>
          </table:table-cell>
          <table:table-cell office:value-type="string">
            <text:p>2015-01-18T11:33:10+01:00</text:p>
          </table:table-cell>
          <table:table-cell office:value-type="string">
            <text:p>Le plein de frags pour cette nouvelle année 2015 (Unvanquished, ET:Legacy, Xonotic)</text:p>
          </table:table-cell>
          <table:table-cell office:value-type="string">
            <text:p>https://linuxfr.org/news/le-plein-de-frags-pour-cette-nouvelle-annee-2015-unvanquished-et-legacy-xonotic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on visité</text:p>
          </table:table-cell>
          <table:table-cell office:value-type="string">
            <text:p>2015-01-18T10:51:10+01:00</text:p>
          </table:table-cell>
          <table:table-cell office:value-type="string">
            <text:p>Assemblée Générale de Linux Azur le 7 février 2015 à Valbonne</text:p>
          </table:table-cell>
          <table:table-cell office:value-type="string">
            <text:p>https://linuxfr.org/news/assemblee-generale-de-linux-azur-le-7-fevrier-2015-a-valbonne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on visité</text:p>
          </table:table-cell>
          <table:table-cell office:value-type="string">
            <text:p>2015-01-17T21:39:22+01:00</text:p>
          </table:table-cell>
          <table:table-cell office:value-type="string">
            <text:p>Soirée Linux thème smartphones à Digne le 22 janvier</text:p>
          </table:table-cell>
          <table:table-cell office:value-type="string">
            <text:p>https://linuxfr.org/news/soiree-linux-theme-smartphones-a-digne-le-22-janvier</text:p>
          </table:table-cell>
          <table:table-cell table:number-columns-repeated="101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string">
            <text:p>non visité</text:p>
          </table:table-cell>
          <table:table-cell office:value-type="string">
            <text:p>2015-01-17T15:30:32+01:00</text:p>
          </table:table-cell>
          <table:table-cell office:value-type="string">
            <text:p>Remplacement de Photoshop par Krita dans une université parisienne</text:p>
          </table:table-cell>
          <table:table-cell office:value-type="string">
            <text:p>https://linuxfr.org/news/remplacement-de-photoshop-par-krita-dans-une-universite-parisienne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string">
            <text:p>non visité</text:p>
          </table:table-cell>
          <table:table-cell office:value-type="string">
            <text:p>2015-01-17T12:16:31+01:00</text:p>
          </table:table-cell>
          <table:table-cell office:value-type="string">
            <text:p>RPGBoss 0.6.x</text:p>
          </table:table-cell>
          <table:table-cell office:value-type="string">
            <text:p>https://linuxfr.org/news/rpgboss-0-6-x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string">
            <text:p>non visité</text:p>
          </table:table-cell>
          <table:table-cell office:value-type="string">
            <text:p>2015-01-15T21:22:34+01:00</text:p>
          </table:table-cell>
          <table:table-cell office:value-type="string">
            <text:p>Debian 7.8, huitième mise à jour de Wheezy</text:p>
          </table:table-cell>
          <table:table-cell office:value-type="string">
            <text:p>https://linuxfr.org/news/debian-7-8-huitieme-mise-a-jour-de-wheezy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 office:value-type="string">
            <text:p>non visité</text:p>
          </table:table-cell>
          <table:table-cell office:value-type="string">
            <text:p>2015-01-15T01:18:18+01:00</text:p>
          </table:table-cell>
          <table:table-cell office:value-type="string">
            <text:p>Firefox 35 heures</text:p>
          </table:table-cell>
          <table:table-cell office:value-type="string">
            <text:p>https://linuxfr.org/news/firefox-35-heures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5-01-14T21:48:32+01:00</text:p>
          </table:table-cell>
          <table:table-cell office:value-type="string">
            <text:p>Atelier DHCP à Courbevoie le 17 janvier 2015</text:p>
          </table:table-cell>
          <table:table-cell office:value-type="string">
            <text:p>https://linuxfr.org/news/atelier-dhcp-a-courbevoie-le-17-janvier-2015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5-01-14T19:55:03+01:00</text:p>
          </table:table-cell>
          <table:table-cell office:value-type="string">
            <text:p>Journée du Logiciel Libre à Moulins le 28 Février 2015</text:p>
          </table:table-cell>
          <table:table-cell office:value-type="string">
            <text:p>https://linuxfr.org/news/journee-du-logiciel-libre-a-moulins-le-28-fevrier-2015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on visité</text:p>
          </table:table-cell>
          <table:table-cell office:value-type="string">
            <text:p>2015-01-14T12:12:27+01:00</text:p>
          </table:table-cell>
          <table:table-cell office:value-type="string">
            <text:p>Rendez-vous Python à Nantes le 27 janvier 2015 : Pyramid, générateurs et co-routines</text:p>
          </table:table-cell>
          <table:table-cell office:value-type="string">
            <text:p>https://linuxfr.org/news/rendez-vous-python-a-nantes-le-27-janvier-2015-pyramid-generateurs-et-co-routines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0">
            <text:p>70</text:p>
          </table:table-cell>
          <table:table-cell office:value-type="string">
            <text:p>non visité</text:p>
          </table:table-cell>
          <table:table-cell office:value-type="string">
            <text:p>2015-01-14T10:26:29+01:00</text:p>
          </table:table-cell>
          <table:table-cell office:value-type="string">
            <text:p>[code] Trouver les erreurs</text:p>
          </table:table-cell>
          <table:table-cell office:value-type="string">
            <text:p>https://linuxfr.org/news/code-trouver-les-erreur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5-01-13T17:24:10+01:00</text:p>
          </table:table-cell>
          <table:table-cell office:value-type="string">
            <text:p>Install Party le 14 janvier 2015 à Saint Jean en Royans (Drôme)</text:p>
          </table:table-cell>
          <table:table-cell office:value-type="string">
            <text:p>https://linuxfr.org/news/install-party-le-14-janvier-2015-a-saint-jean-en-royans-drome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on visité</text:p>
          </table:table-cell>
          <table:table-cell office:value-type="string">
            <text:p>2015-01-13T09:36:40+01:00</text:p>
          </table:table-cell>
          <table:table-cell office:value-type="string">
            <text:p>Café Numérique le 17 janvier 2015 à la Médiathèque de Teyran</text:p>
          </table:table-cell>
          <table:table-cell office:value-type="string">
            <text:p>https://linuxfr.org/news/cafe-numerique-le-17-janvier-2015-a-la-mediatheque-de-teyran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non visité</text:p>
          </table:table-cell>
          <table:table-cell office:value-type="string">
            <text:p>2015-01-13T09:36:16+01:00</text:p>
          </table:table-cell>
          <table:table-cell office:value-type="string">
            <text:p>Montpellier le 13 janvier 2015 : les journalistes et leurs sources face aux menaces électroniques</text:p>
          </table:table-cell>
          <table:table-cell office:value-type="string">
            <text:p>https://linuxfr.org/news/montpellier-le-13-janvier-2015-les-journalistes-et-leurs-sources-face-aux-menaces-electroniques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non visité</text:p>
          </table:table-cell>
          <table:table-cell office:value-type="string">
            <text:p>2015-01-13T08:04:44+01:00</text:p>
          </table:table-cell>
          <table:table-cell office:value-type="string">
            <text:p>SmartLab aussi appelé DumbLab : un hackerspace à Limoges</text:p>
          </table:table-cell>
          <table:table-cell office:value-type="string">
            <text:p>https://linuxfr.org/news/smartlab-aussi-appele-dumblab-un-hackerspace-a-limoge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n visité</text:p>
          </table:table-cell>
          <table:table-cell office:value-type="string">
            <text:p>2015-01-13T00:11:04+01:00</text:p>
          </table:table-cell>
          <table:table-cell office:value-type="string">
            <text:p>Revue de presse de l'April pour la semaine 2 de l'année 2015</text:p>
          </table:table-cell>
          <table:table-cell office:value-type="string">
            <text:p>https://linuxfr.org/news/revue-de-presse-de-l-april-pour-la-semaine-2-de-l-annee-201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5-01-13T00:01:36+01:00</text:p>
          </table:table-cell>
          <table:table-cell office:value-type="string">
            <text:p>Conférence : PHP, Internet et Libertés, le 29 janvier 2015, à Reims</text:p>
          </table:table-cell>
          <table:table-cell office:value-type="string">
            <text:p>https://linuxfr.org/news/conference-php-internet-et-libertes-le-29-janvier-2015-a-reims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non visité</text:p>
          </table:table-cell>
          <table:table-cell office:value-type="string">
            <text:p>2015-01-12T11:44:28+01:00</text:p>
          </table:table-cell>
          <table:table-cell office:value-type="string">
            <text:p>Compilation de logiciels libres pour Windows</text:p>
          </table:table-cell>
          <table:table-cell office:value-type="string">
            <text:p>https://linuxfr.org/news/compilation-de-logiciels-libres-pour-window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n visité</text:p>
          </table:table-cell>
          <table:table-cell office:value-type="string">
            <text:p>2015-01-11T22:08:38+01:00</text:p>
          </table:table-cell>
          <table:table-cell office:value-type="string">
            <text:p>L'université de Rouen organise sa 1ère tribune du libre le 16 janvier 2015</text:p>
          </table:table-cell>
          <table:table-cell office:value-type="string">
            <text:p>https://linuxfr.org/news/l-universite-de-rouen-organise-sa-1ere-tribune-du-libre-le-16-janvier-2015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string">
            <text:p>non visité</text:p>
          </table:table-cell>
          <table:table-cell office:value-type="string">
            <text:p>2015-01-11T19:28:49+01:00</text:p>
          </table:table-cell>
          <table:table-cell office:value-type="string">
            <text:p>Création par l'Aful de OFFRE LIBRE, la marque de la liberté</text:p>
          </table:table-cell>
          <table:table-cell office:value-type="string">
            <text:p>https://linuxfr.org/news/creation-par-l-aful-de-offre-libre-la-marque-de-la-liberte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5-01-11T15:09:34+01:00</text:p>
          </table:table-cell>
          <table:table-cell office:value-type="string">
            <text:p>Aful : assemblée Générale 2015 les 28 et 29 mars à Paris</text:p>
          </table:table-cell>
          <table:table-cell office:value-type="string">
            <text:p>https://linuxfr.org/news/aful-assemblee-generale-2015-les-28-et-29-mars-a-pari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on visité</text:p>
          </table:table-cell>
          <table:table-cell office:value-type="string">
            <text:p>2015-01-11T15:08:15+01:00</text:p>
          </table:table-cell>
          <table:table-cell office:value-type="string">
            <text:p>JDLL2015 (journée du logiciel libre à Lyon) : unique appel à contribution</text:p>
          </table:table-cell>
          <table:table-cell office:value-type="string">
            <text:p>https://linuxfr.org/news/jdll2015-journee-du-logiciel-libre-a-lyon-unique-appel-a-contribution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non visité</text:p>
          </table:table-cell>
          <table:table-cell office:value-type="string">
            <text:p>2015-01-11T11:02:51+01:00</text:p>
          </table:table-cell>
          <table:table-cell office:value-type="string">
            <text:p>Apéro Python-FOSDEM à Bruxelles le 31 janvier 2015</text:p>
          </table:table-cell>
          <table:table-cell office:value-type="string">
            <text:p>https://linuxfr.org/news/apero-python-fosdem-a-bruxelles-le-31-janvier-2015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 visité</text:p>
          </table:table-cell>
          <table:table-cell office:value-type="string">
            <text:p>2015-01-10T07:16:30+01:00</text:p>
          </table:table-cell>
          <table:table-cell office:value-type="string">
            <text:p>Expériences Numériques le samedi 31 janvier 2015 à Lyon</text:p>
          </table:table-cell>
          <table:table-cell office:value-type="string">
            <text:p>https://linuxfr.org/news/experiences-numeriques-le-samedi-31-janvier-2015-a-lyon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non visité</text:p>
          </table:table-cell>
          <table:table-cell office:value-type="string">
            <text:p>2015-01-09T23:32:56+01:00</text:p>
          </table:table-cell>
          <table:table-cell office:value-type="string">
            <text:p>Formation Proxmox VE du 2 au 3 février 2015 à Roubaix</text:p>
          </table:table-cell>
          <table:table-cell office:value-type="string">
            <text:p>https://linuxfr.org/news/formation-proxmox-ve-du-2-au-3-fevrier-2015-a-roubaix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5-01-09T14:54:24+01:00</text:p>
          </table:table-cell>
          <table:table-cell office:value-type="string">
            <text:p>Appel à conférences sur la sécurité informatique, pour le 06 au 08 mars 2015, à SUPELEC Metz</text:p>
          </table:table-cell>
          <table:table-cell office:value-type="string">
            <text:p>https://linuxfr.org/news/appel-a-conferences-sur-la-securite-informatique-pour-le-06-au-08-mars-2015-a-supelec-metz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 visité</text:p>
          </table:table-cell>
          <table:table-cell office:value-type="string">
            <text:p>2015-01-09T14:54:12+01:00</text:p>
          </table:table-cell>
          <table:table-cell office:value-type="string">
            <text:p>Forum social local du Morbihan - 31 janvier 2015</text:p>
          </table:table-cell>
          <table:table-cell office:value-type="string">
            <text:p>https://linuxfr.org/news/forum-social-local-du-morbihan-31-janvier-2015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n visité</text:p>
          </table:table-cell>
          <table:table-cell office:value-type="string">
            <text:p>2015-01-09T14:48:56+01:00</text:p>
          </table:table-cell>
          <table:table-cell office:value-type="string">
            <text:p>Rencontre PostgreSQL à Lyon le mercredi 14 janvier 2015</text:p>
          </table:table-cell>
          <table:table-cell office:value-type="string">
            <text:p>https://linuxfr.org/news/rencontre-postgresql-a-lyon-le-mercredi-14-janvier-2015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office:value-type="string">
            <text:p>non visité</text:p>
          </table:table-cell>
          <table:table-cell office:value-type="string">
            <text:p>2015-01-09T10:49:26+01:00</text:p>
          </table:table-cell>
          <table:table-cell office:value-type="string">
            <text:p>Ce que change la norme SEPA pour les utilisateurs</text:p>
          </table:table-cell>
          <table:table-cell office:value-type="string">
            <text:p>https://linuxfr.org/news/ce-que-change-la-norme-sepa-pour-les-utilisateur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5-01-08T22:35:49+01:00</text:p>
          </table:table-cell>
          <table:table-cell office:value-type="string">
            <text:p>Présentation et Installation Emmabuntüs et Logiciels Libres le 10 Janvier 2015 à Saint-Aunès</text:p>
          </table:table-cell>
          <table:table-cell office:value-type="string">
            <text:p>https://linuxfr.org/news/presentation-et-installation-emmabuntus-et-logiciels-libres-le-10-janvier-2015-a-saint-aunes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string">
            <text:p>non visité</text:p>
          </table:table-cell>
          <table:table-cell office:value-type="string">
            <text:p>2015-01-08T19:16:23+01:00</text:p>
          </table:table-cell>
          <table:table-cell office:value-type="string">
            <text:p>Gestion sémantique de version</text:p>
          </table:table-cell>
          <table:table-cell office:value-type="string">
            <text:p>https://linuxfr.org/news/gestion-semantique-de-version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5-01-08T15:47:18+01:00</text:p>
          </table:table-cell>
          <table:table-cell office:value-type="string">
            <text:p>Rendez-vous performance Apache MySQL PHP <text:s/>le 20 janvier 2015 à l'école 42 Paris</text:p>
          </table:table-cell>
          <table:table-cell office:value-type="string">
            <text:p>https://linuxfr.org/news/rendez-vous-performance-apache-mysql-php-le-20-janvier-2015-a-l-ecole-42-pari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non visité</text:p>
          </table:table-cell>
          <table:table-cell office:value-type="string">
            <text:p>2015-01-08T14:03:22+01:00</text:p>
          </table:table-cell>
          <table:table-cell office:value-type="string">
            <text:p>Sortie de FusionDirectory 1.0.8.4</text:p>
          </table:table-cell>
          <table:table-cell office:value-type="string">
            <text:p>https://linuxfr.org/news/sortie-de-fusiondirectory-1-0-8-4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non visité</text:p>
          </table:table-cell>
          <table:table-cell office:value-type="string">
            <text:p>2015-01-08T14:03:07+01:00</text:p>
          </table:table-cell>
          <table:table-cell office:value-type="string">
            <text:p>GCompris officiellement sur Android</text:p>
          </table:table-cell>
          <table:table-cell office:value-type="string">
            <text:p>https://linuxfr.org/news/gcompris-officiellement-sur-android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non visité</text:p>
          </table:table-cell>
          <table:table-cell office:value-type="string">
            <text:p>2015-01-08T13:57:16+01:00</text:p>
          </table:table-cell>
          <table:table-cell office:value-type="string">
            <text:p>Mons, le 15 janvier 2015 – DocBook: rédigez comme un pro !</text:p>
          </table:table-cell>
          <table:table-cell office:value-type="string">
            <text:p>https://linuxfr.org/news/mons-le-15-janvier-2015-docbook-redigez-comme-un-pro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non visité</text:p>
          </table:table-cell>
          <table:table-cell office:value-type="string">
            <text:p>2015-01-08T13:54:58+01:00</text:p>
          </table:table-cell>
          <table:table-cell office:value-type="string">
            <text:p>Sortie de Dolibarr 3.6.2</text:p>
          </table:table-cell>
          <table:table-cell office:value-type="string">
            <text:p>https://linuxfr.org/news/sortie-de-dolibarr-3-6-2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5-01-07T17:40:19+01:00</text:p>
          </table:table-cell>
          <table:table-cell office:value-type="string">
            <text:p>Libre en Fête 2015 : découvrir le logiciel libre à l'arrivée du printemps</text:p>
          </table:table-cell>
          <table:table-cell office:value-type="string">
            <text:p>https://linuxfr.org/news/libre-en-fete-2015-decouvrir-le-logiciel-libre-a-l-arrivee-du-printemp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5-01-06T20:16:58+01:00</text:p>
          </table:table-cell>
          <table:table-cell office:value-type="string">
            <text:p>Libre Graphics Meeting 2015 à Toronto : appel à participation</text:p>
          </table:table-cell>
          <table:table-cell office:value-type="string">
            <text:p>https://linuxfr.org/news/libre-graphics-meeting-2015-a-toronto-appel-a-participation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on visité</text:p>
          </table:table-cell>
          <table:table-cell office:value-type="string">
            <text:p>2015-01-06T15:21:18+01:00</text:p>
          </table:table-cell>
          <table:table-cell office:value-type="string">
            <text:p>Meetup le 20 janvier 2015 à Aix-en-Provence "Créer sa distrib' Linux embarqué avec les outils Yocto"</text:p>
          </table:table-cell>
          <table:table-cell office:value-type="string">
            <text:p>https://linuxfr.org/news/meetup-le-20-janvier-2015-a-aix-en-provence-creer-sa-distrib-linux-embarque-avec-les-outils-yocto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non visité</text:p>
          </table:table-cell>
          <table:table-cell office:value-type="string">
            <text:p>2015-01-06T13:05:01+01:00</text:p>
          </table:table-cell>
          <table:table-cell office:value-type="string">
            <text:p>Blender comme outil de montage audio-vidéo grâce à Blender Velvets</text:p>
          </table:table-cell>
          <table:table-cell office:value-type="string">
            <text:p>https://linuxfr.org/news/blender-comme-outil-de-montage-audio-video-grace-a-blender-velvets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string">
            <text:p>non visité</text:p>
          </table:table-cell>
          <table:table-cell office:value-type="string">
            <text:p>2015-01-06T12:54:05+01:00</text:p>
          </table:table-cell>
          <table:table-cell office:value-type="string">
            <text:p>Sortie de FreeBSD 10.1</text:p>
          </table:table-cell>
          <table:table-cell office:value-type="string">
            <text:p>https://linuxfr.org/news/sortie-de-freebsd-10-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non visité</text:p>
          </table:table-cell>
          <table:table-cell office:value-type="string">
            <text:p>2015-01-05T16:35:56+01:00</text:p>
          </table:table-cell>
          <table:table-cell office:value-type="string">
            <text:p>AFUP Lyon et AFPy - 23 janvier 2014 : soirée provisionning</text:p>
          </table:table-cell>
          <table:table-cell office:value-type="string">
            <text:p>https://linuxfr.org/news/afup-lyon-et-afpy-23-janvier-2014-soiree-provisionning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5-01-04T23:54:04+01:00</text:p>
          </table:table-cell>
          <table:table-cell office:value-type="string">
            <text:p>Salon infothema - samedi 24 janvier 2015, à Bégard (22)</text:p>
          </table:table-cell>
          <table:table-cell office:value-type="string">
            <text:p>https://linuxfr.org/news/salon-infothema-samedi-24-janvier-2015-a-begard-22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non visité</text:p>
          </table:table-cell>
          <table:table-cell office:value-type="string">
            <text:p>2015-01-04T19:08:22+01:00</text:p>
          </table:table-cell>
          <table:table-cell office:value-type="string">
            <text:p>Katello 2.0</text:p>
          </table:table-cell>
          <table:table-cell office:value-type="string">
            <text:p>https://linuxfr.org/news/katello-2-0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string">
            <text:p>non visité</text:p>
          </table:table-cell>
          <table:table-cell office:value-type="string">
            <text:p>2015-01-04T18:41:42+01:00</text:p>
          </table:table-cell>
          <table:table-cell office:value-type="string">
            <text:p>Sortie de “La Bataille pour Wesnoth” 1.12</text:p>
          </table:table-cell>
          <table:table-cell office:value-type="string">
            <text:p>https://linuxfr.org/news/sortie-de-la-bataille-pour-wesnoth-1-12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string">
            <text:p>non visité</text:p>
          </table:table-cell>
          <table:table-cell office:value-type="string">
            <text:p>2015-01-03T23:32:22+01:00</text:p>
          </table:table-cell>
          <table:table-cell office:value-type="string">
            <text:p>Statistiques 2014 du site LinuxFr.org</text:p>
          </table:table-cell>
          <table:table-cell office:value-type="string">
            <text:p>https://linuxfr.org/news/statistiques-2014-du-site-linuxfr-org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string">
            <text:p>non visité</text:p>
          </table:table-cell>
          <table:table-cell office:value-type="string">
            <text:p>2015-01-03T20:24:22+01:00</text:p>
          </table:table-cell>
          <table:table-cell office:value-type="string">
            <text:p>"Imitation Game" : la vie d'Alan Turing sur grand écran</text:p>
          </table:table-cell>
          <table:table-cell office:value-type="string">
            <text:p>https://linuxfr.org/news/imitation-game-la-vie-d-alan-turing-sur-grand-ecran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non visité</text:p>
          </table:table-cell>
          <table:table-cell office:value-type="string">
            <text:p>2015-01-03T13:15:58+01:00</text:p>
          </table:table-cell>
          <table:table-cell office:value-type="string">
            <text:p>Les journaux LinuxFr.org les mieux notés du mois de décembre 2014</text:p>
          </table:table-cell>
          <table:table-cell office:value-type="string">
            <text:p>https://linuxfr.org/news/les-journaux-linuxfr-org-les-mieux-notes-du-mois-de-decembre-2014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non visité</text:p>
          </table:table-cell>
          <table:table-cell office:value-type="string">
            <text:p>2015-01-03T13:15:33+01:00</text:p>
          </table:table-cell>
          <table:table-cell office:value-type="string">
            <text:p>Session TupperVim le jeudi 8 janvier 2015 à Lyon</text:p>
          </table:table-cell>
          <table:table-cell office:value-type="string">
            <text:p>https://linuxfr.org/news/session-tuppervim-le-jeudi-8-janvier-2015-a-lyon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string">
            <text:p>non visité</text:p>
          </table:table-cell>
          <table:table-cell office:value-type="string">
            <text:p>2015-01-02T14:21:33+01:00</text:p>
          </table:table-cell>
          <table:table-cell office:value-type="string">
            <text:p>Je crée mon jeu vidéo E14 : formats de données</text:p>
          </table:table-cell>
          <table:table-cell office:value-type="string">
            <text:p>https://linuxfr.org/news/je-cree-mon-jeu-video-e14-formats-de-donnees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non visité</text:p>
          </table:table-cell>
          <table:table-cell office:value-type="string">
            <text:p>2015-01-01T18:42:15+01:00</text:p>
          </table:table-cell>
          <table:table-cell office:value-type="string">
            <text:p>Sortie de Modoboa 1.2.0</text:p>
          </table:table-cell>
          <table:table-cell office:value-type="string">
            <text:p>https://linuxfr.org/news/sortie-de-modoboa-1-2-0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string">
            <text:p>non visité</text:p>
          </table:table-cell>
          <table:table-cell office:value-type="string">
            <text:p>2014-12-31T22:32:07+01:00</text:p>
          </table:table-cell>
          <table:table-cell office:value-type="string">
            <text:p>Geary, California et Shotwell mis à jour par Yorba</text:p>
          </table:table-cell>
          <table:table-cell office:value-type="string">
            <text:p>https://linuxfr.org/news/geary-california-et-shotwell-mis-a-jour-par-yorba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n visité</text:p>
          </table:table-cell>
          <table:table-cell office:value-type="string">
            <text:p>2014-12-30T22:28:08+01:00</text:p>
          </table:table-cell>
          <table:table-cell office:value-type="string">
            <text:p>Revue de presse de l'April pour la semaine 52 de l'année 2014</text:p>
          </table:table-cell>
          <table:table-cell office:value-type="string">
            <text:p>https://linuxfr.org/news/revue-de-presse-de-l-april-pour-la-semaine-52-de-l-annee-2014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string">
            <text:p>non visité</text:p>
          </table:table-cell>
          <table:table-cell office:value-type="string">
            <text:p>2014-12-29T07:19:27+01:00</text:p>
          </table:table-cell>
          <table:table-cell office:value-type="string">
            <text:p>LinuxFr.org : rétrospective des dépêches et journaux 2014</text:p>
          </table:table-cell>
          <table:table-cell office:value-type="string">
            <text:p>https://linuxfr.org/news/linuxfr-org-retrospective-des-depeches-et-journaux-2014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string">
            <text:p>non visité</text:p>
          </table:table-cell>
          <table:table-cell office:value-type="string">
            <text:p>2014-12-28T13:06:11+01:00</text:p>
          </table:table-cell>
          <table:table-cell office:value-type="string">
            <text:p>Sortie de SynfigStudio 0.64.3 : BugFix!</text:p>
          </table:table-cell>
          <table:table-cell office:value-type="string">
            <text:p>https://linuxfr.org/news/sortie-de-synfigstudio-0-64-3-bugfix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non visité</text:p>
          </table:table-cell>
          <table:table-cell office:value-type="string">
            <text:p>2014-12-27T15:47:16+01:00</text:p>
          </table:table-cell>
          <table:table-cell office:value-type="string">
            <text:p>Soirée pour les 4 ans de Lorraine Data Network le 17 janvier 2015</text:p>
          </table:table-cell>
          <table:table-cell office:value-type="string">
            <text:p>https://linuxfr.org/news/soiree-pour-les-4-ans-de-lorraine-data-network-le-17-janvier-2015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non visité</text:p>
          </table:table-cell>
          <table:table-cell office:value-type="string">
            <text:p>2014-12-26T11:16:22+01:00</text:p>
          </table:table-cell>
          <table:table-cell office:value-type="string">
            <text:p>Mises à jour ntp à faire suite à la faille CVE-2014-9295</text:p>
          </table:table-cell>
          <table:table-cell office:value-type="string">
            <text:p>https://linuxfr.org/news/mises-a-jour-ntp-a-faire-suite-a-la-faille-cve-2014-929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non visité</text:p>
          </table:table-cell>
          <table:table-cell office:value-type="string">
            <text:p>2014-12-25T11:05:31+01:00</text:p>
          </table:table-cell>
          <table:table-cell office:value-type="string">
            <text:p>Comment réfuter</text:p>
          </table:table-cell>
          <table:table-cell office:value-type="string">
            <text:p>https://linuxfr.org/news/comment-refuter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on visité</text:p>
          </table:table-cell>
          <table:table-cell office:value-type="string">
            <text:p>2014-12-22T20:51:30+01:00</text:p>
          </table:table-cell>
          <table:table-cell office:value-type="string">
            <text:p>Galette OFBiz France le 16 janvier 2015 à Paris</text:p>
          </table:table-cell>
          <table:table-cell office:value-type="string">
            <text:p>https://linuxfr.org/news/galette-ofbiz-france-le-16-janvier-2015-a-paris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non visité</text:p>
          </table:table-cell>
          <table:table-cell office:value-type="string">
            <text:p>2014-12-22T20:14:33+01:00</text:p>
          </table:table-cell>
          <table:table-cell office:value-type="string">
            <text:p>Revue de presse de l'April pour la semaine 51 de l'année 2014</text:p>
          </table:table-cell>
          <table:table-cell office:value-type="string">
            <text:p>https://linuxfr.org/news/revue-de-presse-de-l-april-pour-la-semaine-51-de-l-annee-2014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string">
            <text:p>non visité</text:p>
          </table:table-cell>
          <table:table-cell office:value-type="string">
            <text:p>2014-12-22T09:55:17+01:00</text:p>
          </table:table-cell>
          <table:table-cell office:value-type="string">
            <text:p>Dons aux associations, épisode 3</text:p>
          </table:table-cell>
          <table:table-cell office:value-type="string">
            <text:p>https://linuxfr.org/news/dons-aux-associations-episode-3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string">
            <text:p>non visité</text:p>
          </table:table-cell>
          <table:table-cell office:value-type="string">
            <text:p>2014-12-21T13:46:01+01:00</text:p>
          </table:table-cell>
          <table:table-cell office:value-type="string">
            <text:p>Darktable 1.6 : traitement de photos, développement d’images RAW</text:p>
          </table:table-cell>
          <table:table-cell office:value-type="string">
            <text:p>https://linuxfr.org/news/darktable-1-6-traitement-de-photos-developpement-d-images-raw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office:value-type="string">
            <text:p>non visité</text:p>
          </table:table-cell>
          <table:table-cell office:value-type="string">
            <text:p>2014-12-19T17:48:37+01:00</text:p>
          </table:table-cell>
          <table:table-cell office:value-type="string">
            <text:p>Vulnérabilité dans Git et Mercurial sur certains systèmes de fichiers (FAT, NTFS, HFS+, etc.)</text:p>
          </table:table-cell>
          <table:table-cell office:value-type="string">
            <text:p>https://linuxfr.org/news/vulnerabilite-dans-git-et-mercurial-sur-certains-systemes-de-fichiers-fat-ntfs-hfs-etc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n visité</text:p>
          </table:table-cell>
          <table:table-cell office:value-type="string">
            <text:p>2014-12-18T18:12:07+01:00</text:p>
          </table:table-cell>
          <table:table-cell office:value-type="string">
            <text:p>Nantes - ApéroMaison le 18 décembre 2014 à 19h</text:p>
          </table:table-cell>
          <table:table-cell office:value-type="string">
            <text:p>https://linuxfr.org/news/nantes-aperomaison-le-18-decembre-2014-a-19h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string">
            <text:p>non visité</text:p>
          </table:table-cell>
          <table:table-cell office:value-type="string">
            <text:p>2014-12-18T10:43:10+01:00</text:p>
          </table:table-cell>
          <table:table-cell office:value-type="string">
            <text:p>“OpenPGP card”, une application cryptographique pour carte à puce</text:p>
          </table:table-cell>
          <table:table-cell office:value-type="string">
            <text:p>https://linuxfr.org/news/openpgp-card-une-application-cryptographique-pour-carte-a-puce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string">
            <text:p>non visité</text:p>
          </table:table-cell>
          <table:table-cell office:value-type="string">
            <text:p>2014-12-17T13:14:00+01:00</text:p>
          </table:table-cell>
          <table:table-cell office:value-type="string">
            <text:p>Sortie du noyau Linux 3.18</text:p>
          </table:table-cell>
          <table:table-cell office:value-type="string">
            <text:p>https://linuxfr.org/news/sortie-du-noyau-linux-3-18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4-12-16T23:36:47+01:00</text:p>
          </table:table-cell>
          <table:table-cell office:value-type="string">
            <text:p>Présentation de l'association LILA et soirée inauguration le 20 décembre 2014 à Paris</text:p>
          </table:table-cell>
          <table:table-cell office:value-type="string">
            <text:p>https://linuxfr.org/news/presentation-de-l-association-lila-et-soiree-inauguration-le-20-decembre-2014-a-pari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on visité</text:p>
          </table:table-cell>
          <table:table-cell office:value-type="string">
            <text:p>2014-12-16T22:09:35+01:00</text:p>
          </table:table-cell>
          <table:table-cell office:value-type="string">
            <text:p>Atelier DHCP le 27 décembre 2014 à Courbevoie</text:p>
          </table:table-cell>
          <table:table-cell office:value-type="string">
            <text:p>https://linuxfr.org/news/atelier-dhcp-le-27-decembre-2014-a-courbevoie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n visité</text:p>
          </table:table-cell>
          <table:table-cell office:value-type="string">
            <text:p>2014-12-16T14:04:24+01:00</text:p>
          </table:table-cell>
          <table:table-cell office:value-type="string">
            <text:p>Repas du Libre à Toulouse le 23 décembre 2014</text:p>
          </table:table-cell>
          <table:table-cell office:value-type="string">
            <text:p>https://linuxfr.org/news/repas-du-libre-a-toulouse-le-23-decembre-2014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4-12-16T11:16:01+01:00</text:p>
          </table:table-cell>
          <table:table-cell office:value-type="string">
            <text:p>Formations Linux Professional Institute à Metz en mars 2015</text:p>
          </table:table-cell>
          <table:table-cell office:value-type="string">
            <text:p>https://linuxfr.org/news/formations-linux-professional-institute-a-metz-en-mars-2015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string">
            <text:p>non visité</text:p>
          </table:table-cell>
          <table:table-cell office:value-type="string">
            <text:p>2014-12-15T22:12:29+01:00</text:p>
          </table:table-cell>
          <table:table-cell office:value-type="string">
            <text:p>Vivre du logiciel libre - Ikux trois ans plus tard</text:p>
          </table:table-cell>
          <table:table-cell office:value-type="string">
            <text:p>https://linuxfr.org/news/vivre-du-logiciel-libre-ikux-trois-ans-plus-tard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non visité</text:p>
          </table:table-cell>
          <table:table-cell office:value-type="string">
            <text:p>2014-12-15T19:36:09+01:00</text:p>
          </table:table-cell>
          <table:table-cell office:value-type="string">
            <text:p>Revue de presse de l'April pour la semaine 50 de l'année 2014</text:p>
          </table:table-cell>
          <table:table-cell office:value-type="string">
            <text:p>https://linuxfr.org/news/revue-de-presse-de-l-april-pour-la-semaine-50-de-l-annee-2014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non visité</text:p>
          </table:table-cell>
          <table:table-cell office:value-type="string">
            <text:p>2014-12-15T09:50:24+01:00</text:p>
          </table:table-cell>
          <table:table-cell office:value-type="string">
            <text:p>Revue des nouveautés de Glances 2.2</text:p>
          </table:table-cell>
          <table:table-cell office:value-type="string">
            <text:p>https://linuxfr.org/news/revue-des-nouveautes-de-glances-2-2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string">
            <text:p>non visité</text:p>
          </table:table-cell>
          <table:table-cell office:value-type="string">
            <text:p>2014-12-14T15:03:46+01:00</text:p>
          </table:table-cell>
          <table:table-cell office:value-type="string">
            <text:p>Sortie de Fedora 21</text:p>
          </table:table-cell>
          <table:table-cell office:value-type="string">
            <text:p>https://linuxfr.org/news/sortie-de-fedora-21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non visité</text:p>
          </table:table-cell>
          <table:table-cell office:value-type="string">
            <text:p>2014-12-14T12:46:24+01:00</text:p>
          </table:table-cell>
          <table:table-cell office:value-type="string">
            <text:p>LinuxConsole 2.3, <text:s/>« simple comme une console de jeux » </text:p>
          </table:table-cell>
          <table:table-cell office:value-type="string">
            <text:p>https://linuxfr.org/news/linuxconsole-2-3-simple-comme-une-console-de-jeux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on visité</text:p>
          </table:table-cell>
          <table:table-cell office:value-type="string">
            <text:p>2014-12-14T10:55:09+01:00</text:p>
          </table:table-cell>
          <table:table-cell office:value-type="string">
            <text:p>Sortie de Dotclear 2.7</text:p>
          </table:table-cell>
          <table:table-cell office:value-type="string">
            <text:p>https://linuxfr.org/news/sortie-de-dotclear-2-7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non visité</text:p>
          </table:table-cell>
          <table:table-cell office:value-type="string">
            <text:p>2014-12-14T02:04:27+01:00</text:p>
          </table:table-cell>
          <table:table-cell office:value-type="string">
            <text:p>Sortie de SFML 2.2</text:p>
          </table:table-cell>
          <table:table-cell office:value-type="string">
            <text:p>https://linuxfr.org/news/sortie-de-sfml-2-2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non visité</text:p>
          </table:table-cell>
          <table:table-cell office:value-type="string">
            <text:p>2014-12-13T23:05:50+01:00</text:p>
          </table:table-cell>
          <table:table-cell office:value-type="string">
            <text:p>Seafile en version 4 : nouvelles fonctionnalités au menu</text:p>
          </table:table-cell>
          <table:table-cell office:value-type="string">
            <text:p>https://linuxfr.org/news/seafile-en-version-4-nouvelles-fonctionnalites-au-menu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string">
            <text:p>non visité</text:p>
          </table:table-cell>
          <table:table-cell office:value-type="string">
            <text:p>2014-12-12T22:05:32+01:00</text:p>
          </table:table-cell>
          <table:table-cell office:value-type="string">
            <text:p>Sortie de CatchChallenger 1.0</text:p>
          </table:table-cell>
          <table:table-cell office:value-type="string">
            <text:p>https://linuxfr.org/news/sortie-de-catchchallenger-1-0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string">
            <text:p>non visité</text:p>
          </table:table-cell>
          <table:table-cell office:value-type="string">
            <text:p>2014-12-12T13:06:45+01:00</text:p>
          </table:table-cell>
          <table:table-cell office:value-type="string">
            <text:p>31c3 : le Chaos Communication Congress de retour avec « A New Dawn »</text:p>
          </table:table-cell>
          <table:table-cell office:value-type="string">
            <text:p>https://linuxfr.org/news/31c3-le-chaos-communication-congress-de-retour-avec-a-new-dawn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on visité</text:p>
          </table:table-cell>
          <table:table-cell office:value-type="string">
            <text:p>2014-12-11T11:58:49+01:00</text:p>
          </table:table-cell>
          <table:table-cell office:value-type="string">
            <text:p>Liberté autour d'un verre à Reims le 18 décembre 2014</text:p>
          </table:table-cell>
          <table:table-cell office:value-type="string">
            <text:p>https://linuxfr.org/news/liberte-autour-d-un-verre-a-reims-le-18-decembre-2014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4-12-11T01:38:15+01:00</text:p>
          </table:table-cell>
          <table:table-cell office:value-type="string">
            <text:p>Emmabuntüs et Logiciels Libres, le 13 décembre 2014 à Montpellier</text:p>
          </table:table-cell>
          <table:table-cell office:value-type="string">
            <text:p>https://linuxfr.org/news/emmabuntus-et-logiciels-libres-le-13-decembre-2014-a-montpellier</text:p>
          </table:table-cell>
          <table:table-cell table:number-columns-repeated="1018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5">
            <text:p>45</text:p>
          </table:table-cell>
          <table:table-cell office:value-type="string">
            <text:p>non visité</text:p>
          </table:table-cell>
          <table:table-cell office:value-type="string">
            <text:p>2014-12-08T21:45:37+01:00</text:p>
          </table:table-cell>
          <table:table-cell office:value-type="string">
            <text:p>Firefox 34, ce Hérault</text:p>
          </table:table-cell>
          <table:table-cell office:value-type="string">
            <text:p>https://linuxfr.org/news/firefox-34-ce-herault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non visité</text:p>
          </table:table-cell>
          <table:table-cell office:value-type="string">
            <text:p>2014-12-08T21:43:15+01:00</text:p>
          </table:table-cell>
          <table:table-cell office:value-type="string">
            <text:p>Revue de presse de l'April pour la semaine 49 de l'année 2014</text:p>
          </table:table-cell>
          <table:table-cell office:value-type="string">
            <text:p>https://linuxfr.org/news/revue-de-presse-de-l-april-pour-la-semaine-49-de-l-annee-2014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non visité</text:p>
          </table:table-cell>
          <table:table-cell office:value-type="string">
            <text:p>2014-12-08T21:42:31+01:00</text:p>
          </table:table-cell>
          <table:table-cell office:value-type="string">
            <text:p>Atelier SSH et clés publiques/privées le 20 décembre à Courbevoie</text:p>
          </table:table-cell>
          <table:table-cell office:value-type="string">
            <text:p>https://linuxfr.org/news/atelier-ssh-et-cles-publiques-privees-le-20-decembre-a-courbevoie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on visité</text:p>
          </table:table-cell>
          <table:table-cell office:value-type="string">
            <text:p>2014-12-08T12:50:11+01:00</text:p>
          </table:table-cell>
          <table:table-cell office:value-type="string">
            <text:p>Meilleurs contributeurs LinuxFr.org : les gagnants de <text:s/>novembre 2014</text:p>
          </table:table-cell>
          <table:table-cell office:value-type="string">
            <text:p>https://linuxfr.org/news/meilleurs-contributeurs-linuxfr-org-les-gagnants-de-novembre-2014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non visité</text:p>
          </table:table-cell>
          <table:table-cell office:value-type="string">
            <text:p>2014-12-07T12:09:41+01:00</text:p>
          </table:table-cell>
          <table:table-cell office:value-type="string">
            <text:p>Événements dans les locaux de Mozilla Paris du 8 au 11 décembre 2014</text:p>
          </table:table-cell>
          <table:table-cell office:value-type="string">
            <text:p>https://linuxfr.org/news/evenements-dans-les-locaux-de-mozilla-paris-du-8-au-11-decembre-2014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string">
            <text:p>non visité</text:p>
          </table:table-cell>
          <table:table-cell office:value-type="string">
            <text:p>2014-12-06T15:35:29+01:00</text:p>
          </table:table-cell>
          <table:table-cell office:value-type="string">
            <text:p>J’ai testé pour vous : la création d’un jeu pour Firefox OS</text:p>
          </table:table-cell>
          <table:table-cell office:value-type="string">
            <text:p>https://linuxfr.org/news/j-ai-teste-pour-vous-la-creation-d-un-jeu-pour-firefox-os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string">
            <text:p>non visité</text:p>
          </table:table-cell>
          <table:table-cell office:value-type="string">
            <text:p>2014-12-05T17:40:36+01:00</text:p>
          </table:table-cell>
          <table:table-cell office:value-type="string">
            <text:p>Sortie de la version 2.5 de Chouette</text:p>
          </table:table-cell>
          <table:table-cell office:value-type="string">
            <text:p>https://linuxfr.org/news/sortie-de-la-version-2-5-de-chouette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non visité</text:p>
          </table:table-cell>
          <table:table-cell office:value-type="string">
            <text:p>2014-12-05T14:11:20+01:00</text:p>
          </table:table-cell>
          <table:table-cell office:value-type="string">
            <text:p>Linux From Scratch 7.6 version systemd traduite en français !</text:p>
          </table:table-cell>
          <table:table-cell office:value-type="string">
            <text:p>https://linuxfr.org/news/linux-from-scratch-7-6-version-systemd-traduite-en-francais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string">
            <text:p>non visité</text:p>
          </table:table-cell>
          <table:table-cell office:value-type="string">
            <text:p>2014-12-04T16:07:02+01:00</text:p>
          </table:table-cell>
          <table:table-cell office:value-type="string">
            <text:p>Darktable : entrevue avec Johannes Hanika</text:p>
          </table:table-cell>
          <table:table-cell office:value-type="string">
            <text:p>https://linuxfr.org/news/darktable-entrevue-avec-johannes-hanika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string">
            <text:p>non visité</text:p>
          </table:table-cell>
          <table:table-cell office:value-type="string">
            <text:p>2014-12-04T07:46:34+01:00</text:p>
          </table:table-cell>
          <table:table-cell office:value-type="string">
            <text:p>La correction dématérialisée du baccalauréat</text:p>
          </table:table-cell>
          <table:table-cell office:value-type="string">
            <text:p>https://linuxfr.org/news/la-correction-dematerialisee-du-baccalaureat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non visité</text:p>
          </table:table-cell>
          <table:table-cell office:value-type="string">
            <text:p>2014-12-03T16:37:26+01:00</text:p>
          </table:table-cell>
          <table:table-cell office:value-type="string">
            <text:p>GCompris se refait une beauté... avec votre aide</text:p>
          </table:table-cell>
          <table:table-cell office:value-type="string">
            <text:p>https://linuxfr.org/news/gcompris-se-refait-une-beaute-avec-votre-aide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4">
            <text:p>54</text:p>
          </table:table-cell>
          <table:table-cell office:value-type="string">
            <text:p>non visité</text:p>
          </table:table-cell>
          <table:table-cell office:value-type="string">
            <text:p>2014-12-03T14:17:29+01:00</text:p>
          </table:table-cell>
          <table:table-cell office:value-type="string">
            <text:p>Du nouveau pour Thunderbird</text:p>
          </table:table-cell>
          <table:table-cell office:value-type="string">
            <text:p>https://linuxfr.org/news/du-nouveau-pour-thunderbird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string">
            <text:p>non visité</text:p>
          </table:table-cell>
          <table:table-cell office:value-type="string">
            <text:p>2014-12-02T22:38:17+01:00</text:p>
          </table:table-cell>
          <table:table-cell office:value-type="string">
            <text:p>Xen Orchestra, solution de gestion d'infrastructure Xen</text:p>
          </table:table-cell>
          <table:table-cell office:value-type="string">
            <text:p>https://linuxfr.org/news/xen-orchestra-solution-de-gestion-d-infrastructure-xen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string">
            <text:p>non visité</text:p>
          </table:table-cell>
          <table:table-cell office:value-type="string">
            <text:p>2014-12-02T09:57:15+01:00</text:p>
          </table:table-cell>
          <table:table-cell office:value-type="string">
            <text:p>Rocket, ou pourquoi l'équipe de CoreOS lance une alternative à Docker</text:p>
          </table:table-cell>
          <table:table-cell office:value-type="string">
            <text:p>https://linuxfr.org/news/rocket-ou-pourquoi-l-equipe-de-coreos-lance-une-alternative-a-docker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non visité</text:p>
          </table:table-cell>
          <table:table-cell office:value-type="string">
            <text:p>2014-12-02T09:39:35+01:00</text:p>
          </table:table-cell>
          <table:table-cell office:value-type="string">
            <text:p>Revue de presse - décembre 2014</text:p>
          </table:table-cell>
          <table:table-cell office:value-type="string">
            <text:p>https://linuxfr.org/news/revue-de-presse-decembre-2014-f03935d5-acdc-4cd5-8d37-d5fc43e6d328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on visité</text:p>
          </table:table-cell>
          <table:table-cell office:value-type="string">
            <text:p>2014-12-02T09:36:17+01:00</text:p>
          </table:table-cell>
          <table:table-cell office:value-type="string">
            <text:p>Journée du Libre par Pullco et Corrèze Elab le samedi 13 décembre 2014 à Tulle</text:p>
          </table:table-cell>
          <table:table-cell office:value-type="string">
            <text:p>https://linuxfr.org/news/journee-du-libre-par-pullco-et-correze-elab-le-samedi-13-decembre-2014-a-tulle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n visité</text:p>
          </table:table-cell>
          <table:table-cell office:value-type="string">
            <text:p>2014-12-02T08:04:53+01:00</text:p>
          </table:table-cell>
          <table:table-cell office:value-type="string">
            <text:p>Install Party GNU/Linux le 20 décembre 2014 à Marseille</text:p>
          </table:table-cell>
          <table:table-cell office:value-type="string">
            <text:p>https://linuxfr.org/news/install-party-gnu-linux-le-20-decembre-2014-a-marseille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on visité</text:p>
          </table:table-cell>
          <table:table-cell office:value-type="string">
            <text:p>2014-12-02T08:00:32+01:00</text:p>
          </table:table-cell>
          <table:table-cell office:value-type="string">
            <text:p>Mons, le 18 décembre 2014 : l’open hardware dans l’électronique (et au-delà…)</text:p>
          </table:table-cell>
          <table:table-cell office:value-type="string">
            <text:p>https://linuxfr.org/news/mons-le-18-decembre-2014-l-open-hardware-dans-l-electronique-et-au-dela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non visité</text:p>
          </table:table-cell>
          <table:table-cell office:value-type="string">
            <text:p>2014-12-01T20:38:15+01:00</text:p>
          </table:table-cell>
          <table:table-cell office:value-type="string">
            <text:p>Revue de presse de l'April pour la semaine 48 de l'année 2014</text:p>
          </table:table-cell>
          <table:table-cell office:value-type="string">
            <text:p>https://linuxfr.org/news/revue-de-presse-de-l-april-pour-la-semaine-48-de-l-annee-2014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string">
            <text:p>non visité</text:p>
          </table:table-cell>
          <table:table-cell office:value-type="string">
            <text:p>2014-12-01T14:12:14+01:00</text:p>
          </table:table-cell>
          <table:table-cell office:value-type="string">
            <text:p>LibreSSL 2 est bien lancé</text:p>
          </table:table-cell>
          <table:table-cell office:value-type="string">
            <text:p>https://linuxfr.org/news/libressl-2-est-bien-lance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4-12-01T13:40:30+01:00</text:p>
          </table:table-cell>
          <table:table-cell office:value-type="string">
            <text:p>Les journaux LinuxFr.org les mieux notés de novembre 2014</text:p>
          </table:table-cell>
          <table:table-cell office:value-type="string">
            <text:p>https://linuxfr.org/news/les-journaux-linuxfr-org-les-mieux-notes-de-novembre-2014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on visité</text:p>
          </table:table-cell>
          <table:table-cell office:value-type="string">
            <text:p>2014-12-01T10:06:29+01:00</text:p>
          </table:table-cell>
          <table:table-cell office:value-type="string">
            <text:p>Sortie de la version 13.07.01 du logiciel Apache-OFBiz</text:p>
          </table:table-cell>
          <table:table-cell office:value-type="string">
            <text:p>https://linuxfr.org/news/sortie-de-la-version-13-07-01-du-logiciel-apache-ofbiz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non visité</text:p>
          </table:table-cell>
          <table:table-cell office:value-type="string">
            <text:p>2014-12-01T09:50:29+01:00</text:p>
          </table:table-cell>
          <table:table-cell office:value-type="string">
            <text:p>Kit de construction du village global</text:p>
          </table:table-cell>
          <table:table-cell office:value-type="string">
            <text:p>https://linuxfr.org/news/kit-de-construction-du-village-global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string">
            <text:p>non visité</text:p>
          </table:table-cell>
          <table:table-cell office:value-type="string">
            <text:p>2014-12-01T09:43:06+01:00</text:p>
          </table:table-cell>
          <table:table-cell office:value-type="string">
            <text:p>Proxmox VE 3.3 mise sur la sécurité et une console HTML5</text:p>
          </table:table-cell>
          <table:table-cell office:value-type="string">
            <text:p>https://linuxfr.org/news/proxmox-ve-3-3-mise-sur-la-securite-et-une-console-html5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  <table:table-cell office:value-type="string">
            <text:p>non visité</text:p>
          </table:table-cell>
          <table:table-cell office:value-type="string">
            <text:p>2014-11-30T11:52:54+01:00</text:p>
          </table:table-cell>
          <table:table-cell office:value-type="string">
            <text:p>Pourquoi les zélateurs et détracteurs de systemd ne s'entendront jamais</text:p>
          </table:table-cell>
          <table:table-cell office:value-type="string">
            <text:p>https://linuxfr.org/news/pourquoi-les-zelateurs-et-detracteurs-de-systemd-ne-s-entendront-jamai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non visité</text:p>
          </table:table-cell>
          <table:table-cell office:value-type="string">
            <text:p>2014-11-28T22:49:47+01:00</text:p>
          </table:table-cell>
          <table:table-cell office:value-type="string">
            <text:p>Journée d'introduction au logiciel libre Rudder le 11 décembre 2014 à Paris</text:p>
          </table:table-cell>
          <table:table-cell office:value-type="string">
            <text:p>https://linuxfr.org/news/journee-d-introduction-au-logiciel-libre-rudder-le-11-decembre-2014-a-pari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n visité</text:p>
          </table:table-cell>
          <table:table-cell office:value-type="string">
            <text:p>2014-11-27T13:24:45+01:00</text:p>
          </table:table-cell>
          <table:table-cell office:value-type="string">
            <text:p>Install-Party Linux et Logiciels Libres à Lunel le 29 novembre 2014</text:p>
          </table:table-cell>
          <table:table-cell office:value-type="string">
            <text:p>https://linuxfr.org/news/install-party-linux-et-logiciels-libres-a-lunel-le-29-novembre-2014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on visité</text:p>
          </table:table-cell>
          <table:table-cell office:value-type="string">
            <text:p>2014-11-27T07:15:41+01:00</text:p>
          </table:table-cell>
          <table:table-cell office:value-type="string">
            <text:p>Les jeux libres en liesse !</text:p>
          </table:table-cell>
          <table:table-cell office:value-type="string">
            <text:p>https://linuxfr.org/news/les-jeux-libres-en-liesse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non visité</text:p>
          </table:table-cell>
          <table:table-cell office:value-type="string">
            <text:p>2014-11-26T23:34:15+01:00</text:p>
          </table:table-cell>
          <table:table-cell office:value-type="string">
            <text:p>Sortie de GLPI 0.85</text:p>
          </table:table-cell>
          <table:table-cell office:value-type="string">
            <text:p>https://linuxfr.org/news/sortie-de-glpi-0-85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non visité</text:p>
          </table:table-cell>
          <table:table-cell office:value-type="string">
            <text:p>2014-11-26T18:10:59+01:00</text:p>
          </table:table-cell>
          <table:table-cell office:value-type="string">
            <text:p>Le projet Linux From Scratch déménage</text:p>
          </table:table-cell>
          <table:table-cell office:value-type="string">
            <text:p>https://linuxfr.org/news/le-projet-linux-from-scratch-demenage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non visité</text:p>
          </table:table-cell>
          <table:table-cell office:value-type="string">
            <text:p>2014-11-26T16:07:41+01:00</text:p>
          </table:table-cell>
          <table:table-cell office:value-type="string">
            <text:p>DragonFly BSD 4.0</text:p>
          </table:table-cell>
          <table:table-cell office:value-type="string">
            <text:p>https://linuxfr.org/news/dragonfly-bsd-4-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4-11-26T16:06:55+01:00</text:p>
          </table:table-cell>
          <table:table-cell office:value-type="string">
            <text:p>Install Party <text:s/>GNU/Linux le 29 novembre 2014 à Marseille</text:p>
          </table:table-cell>
          <table:table-cell office:value-type="string">
            <text:p>https://linuxfr.org/news/install-party-gnu-linux-le-29-novembre-2014-a-marseille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non visité</text:p>
          </table:table-cell>
          <table:table-cell office:value-type="string">
            <text:p>2014-11-25T15:37:00+01:00</text:p>
          </table:table-cell>
          <table:table-cell office:value-type="string">
            <text:p>Sortie de la version 0.9.4 de la forge logicielle CodingTeam</text:p>
          </table:table-cell>
          <table:table-cell office:value-type="string">
            <text:p>https://linuxfr.org/news/sortie-de-la-version-0-9-4-de-la-forge-logicielle-codingteam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 visité</text:p>
          </table:table-cell>
          <table:table-cell office:value-type="string">
            <text:p>2014-11-25T12:00:19+01:00</text:p>
          </table:table-cell>
          <table:table-cell office:value-type="string">
            <text:p>Jeudi du libre du 4 décembre 2014 à Lyon</text:p>
          </table:table-cell>
          <table:table-cell office:value-type="string">
            <text:p>https://linuxfr.org/news/jeudi-du-libre-du-4-decembre-2014-a-lyon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string">
            <text:p>non visité</text:p>
          </table:table-cell>
          <table:table-cell office:value-type="string">
            <text:p>2014-11-25T00:45:39+01:00</text:p>
          </table:table-cell>
          <table:table-cell office:value-type="string">
            <text:p>ENI ouvre à nouveau l'accès à sa bibliothèque numérique pour 2 jours (+1 an pour le gagnant !)</text:p>
          </table:table-cell>
          <table:table-cell office:value-type="string">
            <text:p>https://linuxfr.org/news/eni-ouvre-a-nouveau-l-acces-a-sa-bibliotheque-numerique-pour-2-jours-1-an-pour-le-gagnant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string">
            <text:p>non visité</text:p>
          </table:table-cell>
          <table:table-cell office:value-type="string">
            <text:p>2014-11-24T17:16:03+01:00</text:p>
          </table:table-cell>
          <table:table-cell office:value-type="string">
            <text:p>Exploiter inotify, c’est simple</text:p>
          </table:table-cell>
          <table:table-cell office:value-type="string">
            <text:p>https://linuxfr.org/news/exploiter-inotify-c-est-simple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non visité</text:p>
          </table:table-cell>
          <table:table-cell office:value-type="string">
            <text:p>2014-11-24T16:09:26+01:00</text:p>
          </table:table-cell>
          <table:table-cell office:value-type="string">
            <text:p>Revue de presse de l'April pour la semaine 47 de l'année 2014</text:p>
          </table:table-cell>
          <table:table-cell office:value-type="string">
            <text:p>https://linuxfr.org/news/revue-de-presse-de-l-april-pour-la-semaine-47-de-l-annee-2014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string">
            <text:p>non visité</text:p>
          </table:table-cell>
          <table:table-cell office:value-type="string">
            <text:p>2014-11-24T15:30:21+01:00</text:p>
          </table:table-cell>
          <table:table-cell office:value-type="string">
            <text:p>Haiku se lâche enfin</text:p>
          </table:table-cell>
          <table:table-cell office:value-type="string">
            <text:p>https://linuxfr.org/news/haiku-se-lache-enfin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non visité</text:p>
          </table:table-cell>
          <table:table-cell office:value-type="string">
            <text:p>2014-11-23T23:57:21+01:00</text:p>
          </table:table-cell>
          <table:table-cell office:value-type="string">
            <text:p>Calendrier de l'Avent du domaine public 2015</text:p>
          </table:table-cell>
          <table:table-cell office:value-type="string">
            <text:p>https://linuxfr.org/news/calendrier-de-l-avent-du-domaine-public-2015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non visité</text:p>
          </table:table-cell>
          <table:table-cell office:value-type="string">
            <text:p>2014-11-23T22:18:03+01:00</text:p>
          </table:table-cell>
          <table:table-cell office:value-type="string">
            <text:p>Calendrier du Libre 2015</text:p>
          </table:table-cell>
          <table:table-cell office:value-type="string">
            <text:p>https://linuxfr.org/news/calendrier-du-libre-2015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non visité</text:p>
          </table:table-cell>
          <table:table-cell office:value-type="string">
            <text:p>2014-11-23T19:30:44+01:00</text:p>
          </table:table-cell>
          <table:table-cell office:value-type="string">
            <text:p>OpenDesk, l'Air du bois et SketchChair.cc : plans de meubles sous licence Creative Commons</text:p>
          </table:table-cell>
          <table:table-cell office:value-type="string">
            <text:p>https://linuxfr.org/news/opendesk-l-air-du-bois-et-sketchchair-cc-plans-de-meubles-sous-licence-creative-commons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string">
            <text:p>non visité</text:p>
          </table:table-cell>
          <table:table-cell office:value-type="string">
            <text:p>2014-11-23T13:34:28+01:00</text:p>
          </table:table-cell>
          <table:table-cell office:value-type="string">
            <text:p>Le Top 500 des supercalculateurs de novembre 2014</text:p>
          </table:table-cell>
          <table:table-cell office:value-type="string">
            <text:p>https://linuxfr.org/news/le-top-500-des-supercalculateurs-de-novembre-2014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4-11-22T23:34:16+01:00</text:p>
          </table:table-cell>
          <table:table-cell office:value-type="string">
            <text:p>Repas du Libre à Toulouse le 27 novembre 2014</text:p>
          </table:table-cell>
          <table:table-cell office:value-type="string">
            <text:p>https://linuxfr.org/news/repas-du-libre-a-toulouse-le-27-novembre-2014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non visité</text:p>
          </table:table-cell>
          <table:table-cell office:value-type="string">
            <text:p>2014-11-22T10:38:49+01:00</text:p>
          </table:table-cell>
          <table:table-cell office:value-type="string">
            <text:p>Yocto, ce n’est pas un système embarqué, mais…</text:p>
          </table:table-cell>
          <table:table-cell office:value-type="string">
            <text:p>https://linuxfr.org/news/yocto-ce-n-est-pas-un-systeme-embarque-mais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string">
            <text:p>non visité</text:p>
          </table:table-cell>
          <table:table-cell office:value-type="string">
            <text:p>2014-11-22T00:44:52+01:00</text:p>
          </table:table-cell>
          <table:table-cell office:value-type="string">
            <text:p>Detekt, un logiciel de détection de logiciels espions</text:p>
          </table:table-cell>
          <table:table-cell office:value-type="string">
            <text:p>https://linuxfr.org/news/detekt-un-logiciel-de-detection-de-logiciels-espions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non visité</text:p>
          </table:table-cell>
          <table:table-cell office:value-type="string">
            <text:p>2014-11-21T22:33:13+01:00</text:p>
          </table:table-cell>
          <table:table-cell office:value-type="string">
            <text:p>Trisquel 7.0 LTS Belenos est sortie</text:p>
          </table:table-cell>
          <table:table-cell office:value-type="string">
            <text:p>https://linuxfr.org/news/trisquel-7-0-lts-belenos-est-sorti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4-11-19T19:45:10+01:00</text:p>
          </table:table-cell>
          <table:table-cell office:value-type="string">
            <text:p>Gestion des exigences et des tests à l'ApéroLibre de Nantes le 20 novembre 2014</text:p>
          </table:table-cell>
          <table:table-cell office:value-type="string">
            <text:p>https://linuxfr.org/news/gestion-des-exigences-et-des-tests-a-l-aperolibre-de-nantes-le-20-novembre-2014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string">
            <text:p>non visité</text:p>
          </table:table-cell>
          <table:table-cell office:value-type="string">
            <text:p>2014-11-19T13:30:17+01:00</text:p>
          </table:table-cell>
          <table:table-cell office:value-type="string">
            <text:p>Kst, outil de tracés graphiques convivial et puissant</text:p>
          </table:table-cell>
          <table:table-cell office:value-type="string">
            <text:p>https://linuxfr.org/news/kst-outil-de-traces-graphiques-convivial-et-puissant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string">
            <text:p>non visité</text:p>
          </table:table-cell>
          <table:table-cell office:value-type="string">
            <text:p>2014-11-18T16:04:12+01:00</text:p>
          </table:table-cell>
          <table:table-cell office:value-type="string">
            <text:p>CommonMark, une syntaxe Markdown en commun et répandue</text:p>
          </table:table-cell>
          <table:table-cell office:value-type="string">
            <text:p>https://linuxfr.org/news/commonmark-une-syntaxe-markdown-en-commun-et-repandue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string">
            <text:p>non visité</text:p>
          </table:table-cell>
          <table:table-cell office:value-type="string">
            <text:p>2014-11-18T13:34:19+01:00</text:p>
          </table:table-cell>
          <table:table-cell office:value-type="string">
            <text:p>Microsoft libère le cœur de .NET et cible GNU/Linux</text:p>
          </table:table-cell>
          <table:table-cell office:value-type="string">
            <text:p>https://linuxfr.org/news/microsoft-libere-le-coeur-de-net-et-cible-gnu-linux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string">
            <text:p>non visité</text:p>
          </table:table-cell>
          <table:table-cell office:value-type="string">
            <text:p>2014-11-18T13:25:17+01:00</text:p>
          </table:table-cell>
          <table:table-cell office:value-type="string">
            <text:p>Modeste contribution à Audacity sur l'affichage des temps</text:p>
          </table:table-cell>
          <table:table-cell office:value-type="string">
            <text:p>https://linuxfr.org/news/modeste-contribution-a-audacity-sur-l-affichage-des-temps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non visité</text:p>
          </table:table-cell>
          <table:table-cell office:value-type="string">
            <text:p>2014-11-17T18:14:44+01:00</text:p>
          </table:table-cell>
          <table:table-cell office:value-type="string">
            <text:p>Revue de presse de l'April pour la semaine 46 de l'année 2014</text:p>
          </table:table-cell>
          <table:table-cell office:value-type="string">
            <text:p>https://linuxfr.org/news/revue-de-presse-de-l-april-pour-la-semaine-46-de-l-annee-2014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on visité</text:p>
          </table:table-cell>
          <table:table-cell office:value-type="string">
            <text:p>2014-11-17T12:23:20+01:00</text:p>
          </table:table-cell>
          <table:table-cell office:value-type="string">
            <text:p>Journée technique gratuite sur les logiciels libres dans l'embarqué le 11 décembre 2014</text:p>
          </table:table-cell>
          <table:table-cell office:value-type="string">
            <text:p>https://linuxfr.org/news/journee-technique-gratuite-sur-les-logiciels-libres-dans-l-embarque-le-11-decembre-2014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non visité</text:p>
          </table:table-cell>
          <table:table-cell office:value-type="string">
            <text:p>2014-11-17T07:25:15+01:00</text:p>
          </table:table-cell>
          <table:table-cell office:value-type="string">
            <text:p>La suite libre AbulÉdu fait peau neuve</text:p>
          </table:table-cell>
          <table:table-cell office:value-type="string">
            <text:p>https://linuxfr.org/news/la-suite-libre-abuledu-fait-peau-neuve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non visité</text:p>
          </table:table-cell>
          <table:table-cell office:value-type="string">
            <text:p>2014-11-15T23:25:05+01:00</text:p>
          </table:table-cell>
          <table:table-cell office:value-type="string">
            <text:p>Ruby Terminal session 4, le 18 novembre 2014 à St-Étienne</text:p>
          </table:table-cell>
          <table:table-cell office:value-type="string">
            <text:p>https://linuxfr.org/news/ruby-terminal-session-4-le-18-novembre-2014-a-st-etienne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string">
            <text:p>non visité</text:p>
          </table:table-cell>
          <table:table-cell office:value-type="string">
            <text:p>2014-11-15T17:00:50+01:00</text:p>
          </table:table-cell>
          <table:table-cell office:value-type="string">
            <text:p>Sortie de radare 0.9.8</text:p>
          </table:table-cell>
          <table:table-cell office:value-type="string">
            <text:p>https://linuxfr.org/news/sortie-de-radare-0-9-8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string">
            <text:p>non visité</text:p>
          </table:table-cell>
          <table:table-cell office:value-type="string">
            <text:p>2014-11-15T10:17:16+01:00</text:p>
          </table:table-cell>
          <table:table-cell office:value-type="string">
            <text:p>Tracim - entre forum, wiki et gestion de fichiers</text:p>
          </table:table-cell>
          <table:table-cell office:value-type="string">
            <text:p>https://linuxfr.org/news/tracim-entre-forum-wiki-et-gestion-de-fichiers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non visité</text:p>
          </table:table-cell>
          <table:table-cell office:value-type="string">
            <text:p>2014-11-14T17:38:36+01:00</text:p>
          </table:table-cell>
          <table:table-cell office:value-type="string">
            <text:p>L'April invite à signer l'appel pour l'interopérabilité dans l'Éducation nationale</text:p>
          </table:table-cell>
          <table:table-cell office:value-type="string">
            <text:p>https://linuxfr.org/news/l-april-invite-a-signer-l-appel-pour-l-interoperabilite-dans-l-education-nationale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string">
            <text:p>non visité</text:p>
          </table:table-cell>
          <table:table-cell office:value-type="string">
            <text:p>2014-11-14T16:22:19+01:00</text:p>
          </table:table-cell>
          <table:table-cell office:value-type="string">
            <text:p>Liquid Prompt 1.9</text:p>
          </table:table-cell>
          <table:table-cell office:value-type="string">
            <text:p>https://linuxfr.org/news/liquid-prompt-1-9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9">
            <text:p>49</text:p>
          </table:table-cell>
          <table:table-cell office:value-type="string">
            <text:p>non visité</text:p>
          </table:table-cell>
          <table:table-cell office:value-type="string">
            <text:p>2014-11-14T13:56:22+01:00</text:p>
          </table:table-cell>
          <table:table-cell office:value-type="string">
            <text:p>Enemy Territory: Legacy, en résistance</text:p>
          </table:table-cell>
          <table:table-cell office:value-type="string">
            <text:p>https://linuxfr.org/news/enemy-territory-legacy-en-resistance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non visité</text:p>
          </table:table-cell>
          <table:table-cell office:value-type="string">
            <text:p>2014-11-14T07:33:30+01:00</text:p>
          </table:table-cell>
          <table:table-cell office:value-type="string">
            <text:p>Questionnaire à l'intention des associations pour connaître leurs pratiques numériques</text:p>
          </table:table-cell>
          <table:table-cell office:value-type="string">
            <text:p>https://linuxfr.org/news/questionnaire-a-l-intention-des-associations-pour-connaitre-leurs-pratiques-numeriques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string">
            <text:p>non visité</text:p>
          </table:table-cell>
          <table:table-cell office:value-type="string">
            <text:p>2014-11-14T06:46:39+01:00</text:p>
          </table:table-cell>
          <table:table-cell office:value-type="string">
            <text:p>Weboob atteint la maturité</text:p>
          </table:table-cell>
          <table:table-cell office:value-type="string">
            <text:p>https://linuxfr.org/news/weboob-atteint-la-maturite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non visité</text:p>
          </table:table-cell>
          <table:table-cell office:value-type="string">
            <text:p>2014-11-13T21:30:43+01:00</text:p>
          </table:table-cell>
          <table:table-cell office:value-type="string">
            <text:p>Sortie de la v1.2 de Zeste de Savoir</text:p>
          </table:table-cell>
          <table:table-cell office:value-type="string">
            <text:p>https://linuxfr.org/news/sortie-de-la-v1-2-de-zeste-de-savoir</text:p>
          </table:table-cell>
          <table:table-cell table:number-columns-repeated="1018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8">
            <text:p>48</text:p>
          </table:table-cell>
          <table:table-cell office:value-type="string">
            <text:p>non visité</text:p>
          </table:table-cell>
          <table:table-cell office:value-type="string">
            <text:p>2014-11-13T08:41:02+01:00</text:p>
          </table:table-cell>
          <table:table-cell office:value-type="string">
            <text:p>GNU Emacs 24.4</text:p>
          </table:table-cell>
          <table:table-cell office:value-type="string">
            <text:p>https://linuxfr.org/news/gnu-emacs-24-4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n visité</text:p>
          </table:table-cell>
          <table:table-cell office:value-type="string">
            <text:p>2014-11-12T21:25:31+01:00</text:p>
          </table:table-cell>
          <table:table-cell office:value-type="string">
            <text:p>Sixième rendez-vous Python nantais mardi 18 novembre 2014</text:p>
          </table:table-cell>
          <table:table-cell office:value-type="string">
            <text:p>https://linuxfr.org/news/sixieme-rendez-vous-python-nantais-mardi-18-novembre-2014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non visité</text:p>
          </table:table-cell>
          <table:table-cell office:value-type="string">
            <text:p>2014-11-12T13:34:42+01:00</text:p>
          </table:table-cell>
          <table:table-cell office:value-type="string">
            <text:p>Mons, le 20 novembre 2014 : aperçu du développement d’applications Android</text:p>
          </table:table-cell>
          <table:table-cell office:value-type="string">
            <text:p>https://linuxfr.org/news/mons-le-20-novembre-2014-apercu-du-developpement-d-applications-android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4-11-12T10:39:09+01:00</text:p>
          </table:table-cell>
          <table:table-cell office:value-type="string">
            <text:p>Semaine mondiale de l’entrepreneuriat et logiciel libre le 19 novembre 2014 à Nanterre</text:p>
          </table:table-cell>
          <table:table-cell office:value-type="string">
            <text:p>https://linuxfr.org/news/semaine-mondiale-de-l-entrepreneuriat-et-logiciel-libre-le-19-novembre-2014-a-nanterre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n visité</text:p>
          </table:table-cell>
          <table:table-cell office:value-type="string">
            <text:p>2014-11-12T09:16:34+01:00</text:p>
          </table:table-cell>
          <table:table-cell office:value-type="string">
            <text:p>Retour sur l'Open World Forum 2014 #OWF14</text:p>
          </table:table-cell>
          <table:table-cell office:value-type="string">
            <text:p>https://linuxfr.org/news/retour-sur-l-open-world-forum-2014-owf14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non visité</text:p>
          </table:table-cell>
          <table:table-cell office:value-type="string">
            <text:p>2014-11-11T21:19:47+01:00</text:p>
          </table:table-cell>
          <table:table-cell office:value-type="string">
            <text:p>Sortie d’Ubuntu 14.10</text:p>
          </table:table-cell>
          <table:table-cell office:value-type="string">
            <text:p>https://linuxfr.org/news/sortie-d-ubuntu-14-10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string">
            <text:p>non visité</text:p>
          </table:table-cell>
          <table:table-cell office:value-type="string">
            <text:p>2014-11-11T17:04:05+01:00</text:p>
          </table:table-cell>
          <table:table-cell office:value-type="string">
            <text:p>La marque Gnome convoitée par la société Groupon</text:p>
          </table:table-cell>
          <table:table-cell office:value-type="string">
            <text:p>https://linuxfr.org/news/la-marque-gnome-convoitee-par-la-societe-groupon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non visité</text:p>
          </table:table-cell>
          <table:table-cell office:value-type="string">
            <text:p>2014-11-11T14:33:51+01:00</text:p>
          </table:table-cell>
          <table:table-cell office:value-type="string">
            <text:p>Red Hat Software Collections 1.2</text:p>
          </table:table-cell>
          <table:table-cell office:value-type="string">
            <text:p>https://linuxfr.org/news/red-hat-software-collections-1-2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n visité</text:p>
          </table:table-cell>
          <table:table-cell office:value-type="string">
            <text:p>2014-11-11T11:36:35+01:00</text:p>
          </table:table-cell>
          <table:table-cell office:value-type="string">
            <text:p>MonitoringLover ? Viens au BarCamp Centreon #5 le 22 novembre 2014 à Paris</text:p>
          </table:table-cell>
          <table:table-cell office:value-type="string">
            <text:p>https://linuxfr.org/news/monitoringlover-viens-au-barcamp-centreon-5-le-22-novembre-2014-a-paris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non visité</text:p>
          </table:table-cell>
          <table:table-cell office:value-type="string">
            <text:p>2014-11-10T23:42:14+01:00</text:p>
          </table:table-cell>
          <table:table-cell office:value-type="string">
            <text:p>Revue de presse de l'April pour la semaine 45 de l'année 2014</text:p>
          </table:table-cell>
          <table:table-cell office:value-type="string">
            <text:p>https://linuxfr.org/news/revue-de-presse-de-l-april-pour-la-semaine-45-de-l-annee-2014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office:value-type="string">
            <text:p>non visité</text:p>
          </table:table-cell>
          <table:table-cell office:value-type="string">
            <text:p>2014-11-10T23:27:50+01:00</text:p>
          </table:table-cell>
          <table:table-cell office:value-type="string">
            <text:p>Gel de Debian 8.0 Jessie</text:p>
          </table:table-cell>
          <table:table-cell office:value-type="string">
            <text:p>https://linuxfr.org/news/gel-de-debian-8-0-jessie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non visité</text:p>
          </table:table-cell>
          <table:table-cell office:value-type="string">
            <text:p>2014-11-09T16:11:37+01:00</text:p>
          </table:table-cell>
          <table:table-cell office:value-type="string">
            <text:p>Debian bug Squashing Party (Jessie) du 14 au 16 novembre 2014 à Paris</text:p>
          </table:table-cell>
          <table:table-cell office:value-type="string">
            <text:p>https://linuxfr.org/news/debian-bug-squashing-party-jessie-du-14-au-16-novembre-2014-a-paris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string">
            <text:p>non visité</text:p>
          </table:table-cell>
          <table:table-cell office:value-type="string">
            <text:p>2014-11-09T14:42:10+01:00</text:p>
          </table:table-cell>
          <table:table-cell office:value-type="string">
            <text:p>Votre blogue à la maison sur Raspberry Pi</text:p>
          </table:table-cell>
          <table:table-cell office:value-type="string">
            <text:p>https://linuxfr.org/news/votre-blogue-a-la-maison-sur-raspberry-pi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string">
            <text:p>non visité</text:p>
          </table:table-cell>
          <table:table-cell office:value-type="string">
            <text:p>2014-11-08T08:35:30+01:00</text:p>
          </table:table-cell>
          <table:table-cell office:value-type="string">
            <text:p>OpenWrt Barrier Breaker 14.07 guide vos routes</text:p>
          </table:table-cell>
          <table:table-cell office:value-type="string">
            <text:p>https://linuxfr.org/news/openwrt-barrier-breaker-14-07-guide-vos-routes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string">
            <text:p>non visité</text:p>
          </table:table-cell>
          <table:table-cell office:value-type="string">
            <text:p>2014-11-07T09:30:15+01:00</text:p>
          </table:table-cell>
          <table:table-cell office:value-type="string">
            <text:p>Joker, un logiciel pour doubler des films sous licence GPL</text:p>
          </table:table-cell>
          <table:table-cell office:value-type="string">
            <text:p>https://linuxfr.org/news/joker-un-logiciel-pour-doubler-des-films-sous-licence-gpl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non visité</text:p>
          </table:table-cell>
          <table:table-cell office:value-type="string">
            <text:p>2014-11-06T15:58:05+01:00</text:p>
          </table:table-cell>
          <table:table-cell office:value-type="string">
            <text:p>Séminaire gratuit "Concevoir un système embarqué Linux avec Yocto"</text:p>
          </table:table-cell>
          <table:table-cell office:value-type="string">
            <text:p>https://linuxfr.org/news/seminaire-gratuit-concevoir-un-systeme-embarque-linux-avec-yocto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non visité</text:p>
          </table:table-cell>
          <table:table-cell office:value-type="string">
            <text:p>2014-11-06T15:28:51+01:00</text:p>
          </table:table-cell>
          <table:table-cell office:value-type="string">
            <text:p>Pythran 0.6 - compilation de noyaux scientifiques écrits en Python</text:p>
          </table:table-cell>
          <table:table-cell office:value-type="string">
            <text:p>https://linuxfr.org/news/pythran-0-6-compilation-de-noyaux-scientifiques-ecrits-en-python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4-11-06T09:34:27+01:00</text:p>
          </table:table-cell>
          <table:table-cell office:value-type="string">
            <text:p>Jeudi du libre du 6 novembre 2014 à Lyon</text:p>
          </table:table-cell>
          <table:table-cell office:value-type="string">
            <text:p>https://linuxfr.org/news/jeudi-du-libre-du-6-novembre-2014-a-lyon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on visité</text:p>
          </table:table-cell>
          <table:table-cell office:value-type="string">
            <text:p>2014-11-05T22:44:18+01:00</text:p>
          </table:table-cell>
          <table:table-cell office:value-type="string">
            <text:p>Worldwide Meteor 1.0 Day le 6 novembre 2014 chez Numa (Paris)</text:p>
          </table:table-cell>
          <table:table-cell office:value-type="string">
            <text:p>https://linuxfr.org/news/worldwide-meteor-1-0-day-le-6-novembre-2014-chez-numa-paris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>
            <text:p>non visité</text:p>
          </table:table-cell>
          <table:table-cell office:value-type="string">
            <text:p>2014-11-05T13:25:20+01:00</text:p>
          </table:table-cell>
          <table:table-cell office:value-type="string">
            <text:p>Tails 1.2, une distribution pour votre anonymat</text:p>
          </table:table-cell>
          <table:table-cell office:value-type="string">
            <text:p>https://linuxfr.org/news/tails-1-2-une-distribution-pour-votre-anonymat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string">
            <text:p>non visité</text:p>
          </table:table-cell>
          <table:table-cell office:value-type="string">
            <text:p>2014-11-04T18:37:20+01:00</text:p>
          </table:table-cell>
          <table:table-cell office:value-type="string">
            <text:p>openSUSE 13.2 : nouvelle version du caméléon disponible !</text:p>
          </table:table-cell>
          <table:table-cell office:value-type="string">
            <text:p>https://linuxfr.org/news/opensuse-13-2-nouvelle-version-du-cameleon-disponible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string">
            <text:p>non visité</text:p>
          </table:table-cell>
          <table:table-cell office:value-type="string">
            <text:p>2014-11-04T15:42:47+01:00</text:p>
          </table:table-cell>
          <table:table-cell office:value-type="string">
            <text:p>Fuzix OS, parce que les petites choses sont belles</text:p>
          </table:table-cell>
          <table:table-cell office:value-type="string">
            <text:p>https://linuxfr.org/news/fuzix-os-parce-que-les-petites-choses-sont-belles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non visité</text:p>
          </table:table-cell>
          <table:table-cell office:value-type="string">
            <text:p>2014-11-04T00:40:09+01:00</text:p>
          </table:table-cell>
          <table:table-cell office:value-type="string">
            <text:p>Revue de presse de l'April pour la semaine 44 de l'année 2014</text:p>
          </table:table-cell>
          <table:table-cell office:value-type="string">
            <text:p>https://linuxfr.org/news/revue-de-presse-de-l-april-pour-la-semaine-44-de-l-annee-201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4-11-03T23:25:32+01:00</text:p>
          </table:table-cell>
          <table:table-cell office:value-type="string">
            <text:p>Install party lubuntu à Igny (91) les 16 novembre et 13 décembre 2014</text:p>
          </table:table-cell>
          <table:table-cell office:value-type="string">
            <text:p>https://linuxfr.org/news/install-party-lubuntu-a-igny-91-les-16-novembre-et-13-decembre-2014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string">
            <text:p>non visité</text:p>
          </table:table-cell>
          <table:table-cell office:value-type="string">
            <text:p>2014-11-03T19:09:44+01:00</text:p>
          </table:table-cell>
          <table:table-cell office:value-type="string">
            <text:p>Documentaire "Les Gardiens du nouveau monde" de Flo Laval</text:p>
          </table:table-cell>
          <table:table-cell office:value-type="string">
            <text:p>https://linuxfr.org/news/documentaire-les-gardiens-du-nouveau-monde-de-flo-laval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non visité</text:p>
          </table:table-cell>
          <table:table-cell office:value-type="string">
            <text:p>2014-11-03T12:38:50+01:00</text:p>
          </table:table-cell>
          <table:table-cell office:value-type="string">
            <text:p>Points Libres GNU/Linux, Blender, Logiciels Libres le 3 novembre 2014 à Montpellier</text:p>
          </table:table-cell>
          <table:table-cell office:value-type="string">
            <text:p>https://linuxfr.org/news/points-libres-gnu-linux-blender-logiciels-libres-le-3-novembre-2014-a-montpellier</text:p>
          </table:table-cell>
          <table:table-cell table:number-columns-repeated="10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5">
            <text:p>35</text:p>
          </table:table-cell>
          <table:table-cell office:value-type="string">
            <text:p>non visité</text:p>
          </table:table-cell>
          <table:table-cell office:value-type="string">
            <text:p>2014-11-03T09:21:52+01:00</text:p>
          </table:table-cell>
          <table:table-cell office:value-type="string">
            <text:p>Rust 0.12 : non, pas le jeu vidéo, le langage !</text:p>
          </table:table-cell>
          <table:table-cell office:value-type="string">
            <text:p>https://linuxfr.org/news/rust-0-12-non-pas-le-jeu-video-le-langage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non visité</text:p>
          </table:table-cell>
          <table:table-cell office:value-type="string">
            <text:p>2014-11-03T08:46:20+01:00</text:p>
          </table:table-cell>
          <table:table-cell office:value-type="string">
            <text:p>Les journaux LinuxFr.org les mieux notés du mois d'octobre 2014</text:p>
          </table:table-cell>
          <table:table-cell office:value-type="string">
            <text:p>https://linuxfr.org/news/les-journaux-linuxfr-org-les-mieux-notes-du-mois-d-octobre-2014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non visité</text:p>
          </table:table-cell>
          <table:table-cell office:value-type="string">
            <text:p>2014-11-02T21:58:41+01:00</text:p>
          </table:table-cell>
          <table:table-cell office:value-type="string">
            <text:p>XQF 1.0.6, la résurrection</text:p>
          </table:table-cell>
          <table:table-cell office:value-type="string">
            <text:p>https://linuxfr.org/news/xqf-1-0-6-la-resurrection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string">
            <text:p>non visité</text:p>
          </table:table-cell>
          <table:table-cell office:value-type="string">
            <text:p>2014-11-02T08:03:18+01:00</text:p>
          </table:table-cell>
          <table:table-cell office:value-type="string">
            <text:p>OpenBSD 5.6</text:p>
          </table:table-cell>
          <table:table-cell office:value-type="string">
            <text:p>https://linuxfr.org/news/openbsd-5-6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string">
            <text:p>non visité</text:p>
          </table:table-cell>
          <table:table-cell office:value-type="string">
            <text:p>2014-11-02T08:02:53+01:00</text:p>
          </table:table-cell>
          <table:table-cell office:value-type="string">
            <text:p>L'informatique pédagogique primaire à Genève avec GNU/Linux</text:p>
          </table:table-cell>
          <table:table-cell office:value-type="string">
            <text:p>https://linuxfr.org/news/l-informatique-pedagogique-primaire-a-geneve-avec-gnu-linux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non visité</text:p>
          </table:table-cell>
          <table:table-cell office:value-type="string">
            <text:p>2014-11-01T22:25:53+01:00</text:p>
          </table:table-cell>
          <table:table-cell office:value-type="string">
            <text:p>Retrouvons-nous pour échanger autour des outils de développement de Firefox OS</text:p>
          </table:table-cell>
          <table:table-cell office:value-type="string">
            <text:p>https://linuxfr.org/news/retrouvons-nous-pour-echanger-autour-des-outils-de-developpement-de-firefox-o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4-11-01T21:36:14+01:00</text:p>
          </table:table-cell>
          <table:table-cell office:value-type="string">
            <text:p>Stand jeux libres au salon informatique de Lamballe le 29 novembre 2014</text:p>
          </table:table-cell>
          <table:table-cell office:value-type="string">
            <text:p>https://linuxfr.org/news/stand-jeux-libres-au-salon-informatique-de-lamballe-le-29-novembre-201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non visité</text:p>
          </table:table-cell>
          <table:table-cell office:value-type="string">
            <text:p>2014-11-01T18:31:29+01:00</text:p>
          </table:table-cell>
          <table:table-cell office:value-type="string">
            <text:p>Publication de supports de formation Yocto Project et OpenEmbedded</text:p>
          </table:table-cell>
          <table:table-cell office:value-type="string">
            <text:p>https://linuxfr.org/news/publication-de-supports-de-formation-yocto-project-et-openembedded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non visité</text:p>
          </table:table-cell>
          <table:table-cell office:value-type="string">
            <text:p>2014-10-31T16:29:06+01:00</text:p>
          </table:table-cell>
          <table:table-cell office:value-type="string">
            <text:p>Red Hat Enterprise Linux 6.6</text:p>
          </table:table-cell>
          <table:table-cell office:value-type="string">
            <text:p>https://linuxfr.org/news/red-hat-enterprise-linux-6-6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non visité</text:p>
          </table:table-cell>
          <table:table-cell office:value-type="string">
            <text:p>2014-10-31T16:29:03+01:00</text:p>
          </table:table-cell>
          <table:table-cell office:value-type="string">
            <text:p>NetBSD 6.1.5 et 6.0.6</text:p>
          </table:table-cell>
          <table:table-cell office:value-type="string">
            <text:p>https://linuxfr.org/news/netbsd-6-1-5-et-6-0-6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on visité</text:p>
          </table:table-cell>
          <table:table-cell office:value-type="string">
            <text:p>2014-10-31T13:45:24+01:00</text:p>
          </table:table-cell>
          <table:table-cell office:value-type="string">
            <text:p>Atelier « Découverte des Logiciels Libres Scribus » <text:s/>le 15 novembre 2014 à Marseille</text:p>
          </table:table-cell>
          <table:table-cell office:value-type="string">
            <text:p>https://linuxfr.org/news/atelier-decouverte-des-logiciels-libres-scribus-le-15-novembre-2014-a-marseille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4-10-31T13:43:46+01:00</text:p>
          </table:table-cell>
          <table:table-cell office:value-type="string">
            <text:p>Agility Training - Un site internet pour créer et partager des parcours d’agility</text:p>
          </table:table-cell>
          <table:table-cell office:value-type="string">
            <text:p>https://linuxfr.org/news/agility-training-un-site-internet-pour-creer-et-partager-des-parcours-d-agility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non visité</text:p>
          </table:table-cell>
          <table:table-cell office:value-type="string">
            <text:p>2014-10-31T13:00:20+01:00</text:p>
          </table:table-cell>
          <table:table-cell office:value-type="string">
            <text:p>Bug Squashing Party européenne chez Mozilla Paris</text:p>
          </table:table-cell>
          <table:table-cell office:value-type="string">
            <text:p>https://linuxfr.org/news/bug-squashing-party-europeenne-chez-mozilla-pari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string">
            <text:p>non visité</text:p>
          </table:table-cell>
          <table:table-cell office:value-type="string">
            <text:p>2014-10-31T09:04:25+01:00</text:p>
          </table:table-cell>
          <table:table-cell office:value-type="string">
            <text:p>systemd version 216</text:p>
          </table:table-cell>
          <table:table-cell office:value-type="string">
            <text:p>https://linuxfr.org/news/systemd-version-216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string">
            <text:p>non visité</text:p>
          </table:table-cell>
          <table:table-cell office:value-type="string">
            <text:p>2014-10-31T09:01:36+01:00</text:p>
          </table:table-cell>
          <table:table-cell office:value-type="string">
            <text:p>Meteor 1.0</text:p>
          </table:table-cell>
          <table:table-cell office:value-type="string">
            <text:p>https://linuxfr.org/news/meteor-1-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non visité</text:p>
          </table:table-cell>
          <table:table-cell office:value-type="string">
            <text:p>2014-10-31T00:33:07+01:00</text:p>
          </table:table-cell>
          <table:table-cell office:value-type="string">
            <text:p>Sortie de Tryton 3.4</text:p>
          </table:table-cell>
          <table:table-cell office:value-type="string">
            <text:p>https://linuxfr.org/news/sortie-de-tryton-3-4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string">
            <text:p>non visité</text:p>
          </table:table-cell>
          <table:table-cell office:value-type="string">
            <text:p>2014-10-31T00:25:50+01:00</text:p>
          </table:table-cell>
          <table:table-cell office:value-type="string">
            <text:p>Préparation de documents LaTeX avec BSD Owl</text:p>
          </table:table-cell>
          <table:table-cell office:value-type="string">
            <text:p>https://linuxfr.org/news/preparation-de-documents-latex-avec-bsd-owl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string">
            <text:p>non visité</text:p>
          </table:table-cell>
          <table:table-cell office:value-type="string">
            <text:p>2014-10-30T11:56:29+01:00</text:p>
          </table:table-cell>
          <table:table-cell office:value-type="string">
            <text:p>L’Académie des sciences française prétend vouloir l’ouverture des publications scientifiques</text:p>
          </table:table-cell>
          <table:table-cell office:value-type="string">
            <text:p>https://linuxfr.org/news/l-academie-des-sciences-francaise-pretend-vouloir-l-ouverture-des-publications-scientifiques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non visité</text:p>
          </table:table-cell>
          <table:table-cell office:value-type="string">
            <text:p>2014-10-30T11:13:42+01:00</text:p>
          </table:table-cell>
          <table:table-cell office:value-type="string">
            <text:p>Tamashare : salle virtuelle interactive pour vos activités collaboratives</text:p>
          </table:table-cell>
          <table:table-cell office:value-type="string">
            <text:p>https://linuxfr.org/news/tamashare-salle-virtuelle-interactive-pour-vos-activites-collaborative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4-10-30T10:36:49+01:00</text:p>
          </table:table-cell>
          <table:table-cell office:value-type="string">
            <text:p>Appel à participations pour OSDC.fr 2014</text:p>
          </table:table-cell>
          <table:table-cell office:value-type="string">
            <text:p>https://linuxfr.org/news/appel-a-participations-pour-osdc-fr-2014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non visité</text:p>
          </table:table-cell>
          <table:table-cell office:value-type="string">
            <text:p>2014-10-29T14:26:20+01:00</text:p>
          </table:table-cell>
          <table:table-cell office:value-type="string">
            <text:p>Le Libre cheZot à Saint-Joseph de la Réunion le 1er novembre 2014</text:p>
          </table:table-cell>
          <table:table-cell office:value-type="string">
            <text:p>https://linuxfr.org/news/le-libre-chezot-a-saint-joseph-de-la-reunion-le-1er-novembre-2014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non visité</text:p>
          </table:table-cell>
          <table:table-cell office:value-type="string">
            <text:p>2014-10-29T10:32:24+01:00</text:p>
          </table:table-cell>
          <table:table-cell office:value-type="string">
            <text:p>Actualités des systèmes d’information géographique</text:p>
          </table:table-cell>
          <table:table-cell office:value-type="string">
            <text:p>https://linuxfr.org/news/actualites-des-systemes-d-information-geographique-523d908c-9f73-4d2c-b13f-939f8a397bcd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string">
            <text:p>non visité</text:p>
          </table:table-cell>
          <table:table-cell office:value-type="string">
            <text:p>2014-10-28T16:02:46+01:00</text:p>
          </table:table-cell>
          <table:table-cell office:value-type="string">
            <text:p>HandyLinux 1.7 est disponible et adopte le navigateur Iceweasel</text:p>
          </table:table-cell>
          <table:table-cell office:value-type="string">
            <text:p>https://linuxfr.org/news/handylinux-1-7-est-disponible-et-adopte-le-navigateur-iceweasel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non visité</text:p>
          </table:table-cell>
          <table:table-cell office:value-type="string">
            <text:p>2014-10-28T11:56:51+01:00</text:p>
          </table:table-cell>
          <table:table-cell office:value-type="string">
            <text:p>Journée de test pour la Fedora 21 le 8 novembre 2014 à Paris</text:p>
          </table:table-cell>
          <table:table-cell office:value-type="string">
            <text:p>https://linuxfr.org/news/journee-de-test-pour-la-fedora-21-le-8-novembre-2014-a-paris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non visité</text:p>
          </table:table-cell>
          <table:table-cell office:value-type="string">
            <text:p>2014-10-27T23:39:02+01:00</text:p>
          </table:table-cell>
          <table:table-cell office:value-type="string">
            <text:p>Revue de presse de l'April pour la semaine 43 de l'année 2014</text:p>
          </table:table-cell>
          <table:table-cell office:value-type="string">
            <text:p>https://linuxfr.org/news/revue-de-presse-de-l-april-pour-la-semaine-43-de-l-annee-2014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4-10-27T10:57:33+01:00</text:p>
          </table:table-cell>
          <table:table-cell office:value-type="string">
            <text:p>Journée du Libre (Ubuntu Party) le 29 novembre 2014 à Sarrebourg</text:p>
          </table:table-cell>
          <table:table-cell office:value-type="string">
            <text:p>https://linuxfr.org/news/journee-du-libre-ubuntu-party-le-29-novembre-2014-a-sarrebourg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non visité</text:p>
          </table:table-cell>
          <table:table-cell office:value-type="string">
            <text:p>2014-10-27T06:52:25+01:00</text:p>
          </table:table-cell>
          <table:table-cell office:value-type="string">
            <text:p>Enlightenment DR 0.19 et autres nouveautés éclairées</text:p>
          </table:table-cell>
          <table:table-cell office:value-type="string">
            <text:p>https://linuxfr.org/news/enlightenment-dr-0-19-et-autres-nouveautes-eclairees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non visité</text:p>
          </table:table-cell>
          <table:table-cell office:value-type="string">
            <text:p>2014-10-26T20:04:57+01:00</text:p>
          </table:table-cell>
          <table:table-cell office:value-type="string">
            <text:p>Ruby Terminal session 3, le 28 octobre 2014 à St-Étienne</text:p>
          </table:table-cell>
          <table:table-cell office:value-type="string">
            <text:p>https://linuxfr.org/news/ruby-terminal-session-3-le-28-octobre-2014-a-st-etienn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4-10-23T14:26:31+02:00</text:p>
          </table:table-cell>
          <table:table-cell office:value-type="string">
            <text:p>fOSSa 2014, <text:s/>du 19 au 21 novembre 2014 à Rennes</text:p>
          </table:table-cell>
          <table:table-cell office:value-type="string">
            <text:p>https://linuxfr.org/news/fossa-2014-du-19-au-21-novembre-2014-a-rennes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on visité</text:p>
          </table:table-cell>
          <table:table-cell office:value-type="string">
            <text:p>2014-10-23T14:25:01+02:00</text:p>
          </table:table-cell>
          <table:table-cell office:value-type="string">
            <text:p>Atelier CMS DRUPAL le 15 novembre à Puteaux - La Défense</text:p>
          </table:table-cell>
          <table:table-cell office:value-type="string">
            <text:p>https://linuxfr.org/news/atelier-cms-drupal-le-15-novembre-a-puteaux-la-defense</text:p>
          </table:table-cell>
          <table:table-cell table:number-columns-repeated="1018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6">
            <text:p>36</text:p>
          </table:table-cell>
          <table:table-cell office:value-type="string">
            <text:p>non visité</text:p>
          </table:table-cell>
          <table:table-cell office:value-type="string">
            <text:p>2014-10-23T11:35:55+02:00</text:p>
          </table:table-cell>
          <table:table-cell office:value-type="string">
            <text:p>MicroAlg: langage et environnements pour l’algorithmique</text:p>
          </table:table-cell>
          <table:table-cell office:value-type="string">
            <text:p>https://linuxfr.org/news/microalg-langage-et-environnements-pour-l-algorithmique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non visité</text:p>
          </table:table-cell>
          <table:table-cell office:value-type="string">
            <text:p>2014-10-23T08:38:53+02:00</text:p>
          </table:table-cell>
          <table:table-cell office:value-type="string">
            <text:p>Open World Forum 2014, c'est les 30 et 31 octobre prochains #OWF14</text:p>
          </table:table-cell>
          <table:table-cell office:value-type="string">
            <text:p>https://linuxfr.org/news/open-world-forum-2014-c-est-les-30-et-31-octobre-prochains-owf14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non visité</text:p>
          </table:table-cell>
          <table:table-cell office:value-type="string">
            <text:p>2014-10-23T04:18:42+02:00</text:p>
          </table:table-cell>
          <table:table-cell office:value-type="string">
            <text:p>Concours de programmation CodinGame le 25 octobre 2014</text:p>
          </table:table-cell>
          <table:table-cell office:value-type="string">
            <text:p>https://linuxfr.org/news/concours-de-programmation-codingame-le-25-octobre-2014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n visité</text:p>
          </table:table-cell>
          <table:table-cell office:value-type="string">
            <text:p>2014-10-22T09:25:14+02:00</text:p>
          </table:table-cell>
          <table:table-cell office:value-type="string">
            <text:p>Hackathon : Legends Of code le 15 novembre 2014 à Paris</text:p>
          </table:table-cell>
          <table:table-cell office:value-type="string">
            <text:p>https://linuxfr.org/news/hackathon-legends-of-code-le-15-novembre-2014-a-paris</text:p>
          </table:table-cell>
          <table:table-cell table:number-columns-repeated="1018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9T14:07:50</dc:date>
    <meta:generator>LibreOffice/3.5$Linux_x86 LibreOffice_project/350m1$Build-2</meta:generator>
    <meta:editing-duration>P0D</meta:editing-duration>
    <meta:editing-cycles>1</meta:editing-cycles>
    <meta:document-statistic meta:table-count="1" meta:cell-count="1356" meta:object-count="0"/>
  </office:meta>
</office:document-meta>
</file>